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 style:data-style-name="N60">
      <style:text-properties fo:color="#000000"/>
    </style:style>
    <style:style style:name="ce5" style:family="table-cell" style:parent-style-name="Default" style:data-style-name="N61">
      <style:text-properties fo:color="#000000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60">
      <style:text-properties fo:color="#800000"/>
    </style:style>
    <style:style style:name="ce8" style:family="table-cell" style:parent-style-name="Default" style:data-style-name="N125">
      <style:text-properties fo:color="#000000"/>
    </style:style>
    <style:style style:name="ce9" style:family="table-cell" style:parent-style-name="Default" style:data-style-name="N61">
      <style:text-properties fo:color="#800000"/>
    </style:style>
    <style:style style:name="ce10" style:family="table-cell" style:parent-style-name="Default" style:data-style-name="N122">
      <style:text-properties fo:color="#000000"/>
    </style:style>
    <style:style style:name="ce11" style:family="table-cell" style:parent-style-name="Default" style:data-style-name="N2">
      <style:text-properties fo:color="#000000"/>
    </style:style>
    <style:style style:name="ce12" style:family="table-cell" style:parent-style-name="Default" style:data-style-name="N2">
      <style:text-properties fo:color="#800000"/>
    </style:style>
    <style:style style:name="ce13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color="#000000"/>
    </style:style>
    <style:style style:name="ce14" style:family="table-cell" style:parent-style-name="Default" style:data-style-name="N123">
      <style:text-properties fo:color="#000000"/>
    </style:style>
    <style:style style:name="ce15" style:family="table-cell" style:parent-style-name="Default" style:data-style-name="N138">
      <style:table-cell-properties fo:background-color="transparent"/>
      <style:text-properties fo:color="#000000"/>
    </style:style>
    <style:style style:name="ce16" style:family="table-cell" style:parent-style-name="Default" style:data-style-name="N137">
      <style:text-properties fo:color="#000000"/>
    </style:style>
    <style:style style:name="ce17" style:family="table-cell" style:parent-style-name="Default" style:data-style-name="N125">
      <style:text-properties fo:color="#800000"/>
    </style:style>
    <style:style style:name="ce18" style:family="table-cell" style:parent-style-name="Default" style:data-style-name="N61">
      <style:table-cell-properties fo:background-color="transparent"/>
      <style:text-properties fo:color="#800000"/>
    </style:style>
  </office:automatic-styles>
  <office:body>
    <office:spreadsheet>
      <table:label-ranges>
        <table:label-range table:label-cell-range-address="Sheet1.C1:Sheet1.C1" table:data-cell-range-address="Sheet1.C2:Sheet1.C1048574" table:orientation="column"/>
      </table:label-range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8" table:default-cell-style-name="ce1"/>
        <table:table-column table:style-name="co5" table:default-cell-style-name="ce1"/>
        <table:table-column table:style-name="co2" table:number-columns-repeated="996" table:default-cell-style-name="ce1"/>
        <table:table-row table:style-name="ro1">
          <table:table-cell table:number-columns-repeated="3"/>
          <table:table-cell office:value-type="string">
            <text:p>Oliver</text:p>
          </table:table-cell>
          <table:table-cell table:number-columns-repeated="4"/>
          <table:table-cell office:value-type="string">
            <text:p>Nominal</text:p>
          </table:table-cell>
          <table:table-cell/>
          <table:table-cell office:value-type="string">
            <text:p>Linac4</text:p>
          </table:table-cell>
          <table:table-cell/>
          <table:table-cell office:value-type="string">
            <text:p>LIU</text:p>
          </table:table-cell>
          <table:table-cell/>
          <table:table-cell office:value-type="string">
            <text:p>SE</text:p>
          </table:table-cell>
          <table:table-cell/>
          <table:table-cell office:value-type="string">
            <text:p>CMS NASH</text:p>
          </table:table-cell>
          <table:table-cell table:number-columns-repeated="5"/>
          <table:table-cell office:value-type="string">
            <text:p>Stephane</text:p>
          </table:table-cell>
          <table:table-cell table:number-columns-repeated="8"/>
          <table:table-cell office:value-type="string">
            <text:p>Work</text:p>
          </table:table-cell>
          <table:table-cell table:number-columns-repeated="3"/>
          <table:table-cell table:number-columns-repeated="2" office:value-type="float" office:value="2012">
            <text:p>2012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string">
            <text:p>Nominal</text:p>
          </table:table-cell>
          <table:table-cell office:value-type="string">
            <text:p>Ne 25 3.5</text:p>
          </table:table-cell>
          <table:table-cell office:value-type="string">
            <text:p>Ne 50 3.5</text:p>
          </table:table-cell>
          <table:table-cell table:number-columns-repeated="2" office:value-type="string">
            <text:p>Se 50 3.5</text:p>
          </table:table-cell>
          <table:table-cell office:value-type="string">
            <text:p>Ne 25 7</text:p>
          </table:table-cell>
          <table:table-cell office:value-type="string">
            <text:p>Ne 50 7</text:p>
          </table:table-cell>
          <table:table-cell office:value-type="string">
            <text:p>Ne 25 7</text:p>
          </table:table-cell>
          <table:table-cell office:value-type="string">
            <text:p>Ne 50 7</text:p>
          </table:table-cell>
          <table:table-cell office:value-type="string">
            <text:p>Ne 25 7</text:p>
          </table:table-cell>
          <table:table-cell office:value-type="string">
            <text:p>Ne 50 7</text:p>
          </table:table-cell>
          <table:table-cell office:value-type="string">
            <text:p>Ne 25 7</text:p>
          </table:table-cell>
          <table:table-cell office:value-type="string">
            <text:p>Se 50 7</text:p>
          </table:table-cell>
          <table:table-cell office:value-type="float" office:value="2024">
            <text:p>2024</text:p>
          </table:table-cell>
          <table:table-cell office:value-type="float" office:value="2022">
            <text:p>2022</text:p>
          </table:table-cell>
          <table:table-cell office:value-type="float" office:value="2021">
            <text:p>2021</text:p>
          </table:table-cell>
          <table:table-cell office:value-type="float" office:value="2019">
            <text:p>2019</text:p>
          </table:table-cell>
          <table:table-cell office:value-type="float" office:value="2018">
            <text:p>2018</text:p>
          </table:table-cell>
          <table:table-cell office:value-type="float" office:value="2017">
            <text:p>2017</text:p>
          </table:table-cell>
          <table:table-cell office:value-type="string">
            <text:p>flat</text:p>
          </table:table-cell>
          <table:table-cell office:value-type="string">
            <text:p>round</text:p>
          </table:table-cell>
          <table:table-cell office:value-type="string">
            <text:p>flat moderate</text:p>
          </table:table-cell>
          <table:table-cell office:value-type="string">
            <text:p>flat short</text:p>
          </table:table-cell>
          <table:table-cell office:value-type="string">
            <text:p>flat low emit</text:p>
          </table:table-cell>
          <table:table-cell table:number-columns-repeated="2" office:value-type="string">
            <text:p>Last 25</text:p>
          </table:table-cell>
          <table:table-cell office:value-type="string">
            <text:p>Last 50</text:p>
          </table:table-cell>
          <table:table-cell office:value-type="string">
            <text:p>Last 50 <text:s/>f</text:p>
          </table:table-cell>
          <table:table-cell table:number-columns-repeated="2" office:value-type="string">
            <text:p>Flat</text:p>
          </table:table-cell>
          <table:table-cell table:number-columns-repeated="2" office:value-type="string">
            <text:p>Crab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table:number-columns-repeated="980"/>
        </table:table-row>
        <table:table-row table:style-name="ro2">
          <table:table-cell office:value-type="string">
            <text:p>Pi</text:p>
          </table:table-cell>
          <table:table-cell/>
          <table:table-cell office:value-type="string">
            <text:p>pi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formula="of:=PI()" office:value-type="float" office:value="3.14159265358979">
            <text:p>3.1415926536</text:p>
          </table:table-cell>
          <table:table-cell table:number-columns-repeated="980"/>
        </table:table-row>
        <table:table-row table:style-name="ro2">
          <table:table-cell office:value-type="string">
            <text:p>Speed of light</text:p>
          </table:table-cell>
          <table:table-cell/>
          <table:table-cell office:value-type="string">
            <text:p>c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formula="of:=299792458" office:value-type="float" office:value="299792458">
            <text:p>299792458</text:p>
          </table:table-cell>
          <table:table-cell table:number-columns-repeated="980"/>
        </table:table-row>
        <table:table-row table:style-name="ro2">
          <table:table-cell office:value-type="string">
            <text:p>Elem charge</text:p>
          </table:table-cell>
          <table:table-cell/>
          <table:table-cell office:value-type="string">
            <text:p>q_e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style-name="ce4" table:formula="of:=1.602176462E-019" office:value-type="float" office:value="1.602176462E-019">
            <text:p>1.60E-019</text:p>
          </table:table-cell>
          <table:table-cell table:number-columns-repeated="980"/>
        </table:table-row>
        <table:table-row table:style-name="ro2">
          <table:table-cell office:value-type="string">
            <text:p>Rest mass</text:p>
          </table:table-cell>
          <table:table-cell office:value-type="string">
            <text:p>Ev</text:p>
          </table:table-cell>
          <table:table-cell office:value-type="string">
            <text:p>m_p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formula="of:=938271998" office:value-type="float" office:value="938271998">
            <text:p>938271998</text:p>
          </table:table-cell>
          <table:table-cell table:number-columns-repeated="980"/>
        </table:table-row>
        <table:table-row table:style-name="ro2">
          <table:table-cell office:value-type="string">
            <text:p>Proton radius</text:p>
          </table:table-cell>
          <table:table-cell/>
          <table:table-cell office:value-type="string">
            <text:p>r_p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style-name="ce4" table:formula="of:=1.534698E-018" office:value-type="float" office:value="1.534698E-018">
            <text:p>1.53E-018</text:p>
          </table:table-cell>
          <table:table-cell table:number-columns-repeated="980"/>
        </table:table-row>
        <table:table-row table:style-name="ro2">
          <table:table-cell office:value-type="string">
            <text:p>Cross section</text:p>
          </table:table-cell>
          <table:table-cell office:value-type="string">
            <text:p>cm^2</text:p>
          </table:table-cell>
          <table:table-cell table:style-name="ce4" office:value-type="string">
            <text:p>cross</text:p>
          </table:table-cell>
          <table:table-cell table:number-columns-repeated="38" table:style-name="ce4" office:value-type="float" office:value="1E-025">
            <text:p>1.00E-025</text:p>
          </table:table-cell>
          <table:table-cell table:number-columns-repeated="980"/>
        </table:table-row>
        <table:table-row table:style-name="ro2">
          <table:table-cell office:value-type="string">
            <text:p>Collision energy</text:p>
          </table:table-cell>
          <table:table-cell office:value-type="string">
            <text:p>Ev</text:p>
          </table:table-cell>
          <table:table-cell office:value-type="string">
            <text:p>E_coll</text:p>
          </table:table-cell>
          <table:table-cell table:style-name="ce5" office:value-type="float" office:value="7000000000000">
            <text:p>7.00E+12</text:p>
          </table:table-cell>
          <table:table-cell table:style-name="ce5" office:value-type="float" office:value="3500000000000">
            <text:p>3.50E+12</text:p>
          </table:table-cell>
          <table:table-cell table:style-name="ce5" table:formula="of:=3500000000000" office:value-type="float" office:value="3500000000000">
            <text:p>3.50E+12</text:p>
          </table:table-cell>
          <table:table-cell table:style-name="ce5" table:formula="of:=3500000000000" office:value-type="float" office:value="3500000000000">
            <text:p>3.50E+12</text:p>
          </table:table-cell>
          <table:table-cell table:style-name="ce5" table:formula="of:=3500000000000" office:value-type="float" office:value="3500000000000">
            <text:p>3.50E+12</text:p>
          </table:table-cell>
          <table:table-cell table:style-name="ce5" office:value-type="float" office:value="7000000000000">
            <text:p>7.00E+12</text:p>
          </table:table-cell>
          <table:table-cell table:style-name="ce5" office:value-type="float" office:value="7000000000001">
            <text:p>7.00E+12</text:p>
          </table:table-cell>
          <table:table-cell table:style-name="ce5" office:value-type="float" office:value="7000000000000">
            <text:p>7.00E+12</text:p>
          </table:table-cell>
          <table:table-cell table:style-name="ce5" office:value-type="float" office:value="7000000000001">
            <text:p>7.00E+12</text:p>
          </table:table-cell>
          <table:table-cell table:style-name="ce5" office:value-type="float" office:value="7000000000000">
            <text:p>7.00E+12</text:p>
          </table:table-cell>
          <table:table-cell table:style-name="ce5" office:value-type="float" office:value="7000000000001">
            <text:p>7.00E+12</text:p>
          </table:table-cell>
          <table:table-cell table:style-name="ce5" office:value-type="float" office:value="7000000000000">
            <text:p>7.00E+12</text:p>
          </table:table-cell>
          <table:table-cell table:number-columns-repeated="20" table:style-name="ce5" office:value-type="float" office:value="7000000000003">
            <text:p>7.00E+12</text:p>
          </table:table-cell>
          <table:table-cell table:number-columns-repeated="2" table:style-name="ce5" office:value-type="float" office:value="6500000000000">
            <text:p>6.50E+12</text:p>
          </table:table-cell>
          <table:table-cell table:number-columns-repeated="4" table:style-name="ce5" office:value-type="float" office:value="7000000000000">
            <text:p>7.00E+12</text:p>
          </table:table-cell>
          <table:table-cell table:number-columns-repeated="980"/>
        </table:table-row>
        <table:table-row table:style-name="ro2">
          <table:table-cell office:value-type="string">
            <text:p>Relativistic gamma</text:p>
          </table:table-cell>
          <table:table-cell/>
          <table:table-cell office:value-type="string">
            <text:p>gamma_r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3730.26159520962">
            <text:p>3730.2615952096</text:p>
          </table:table-cell>
          <table:table-cell table:style-name="ce6" table:formula="of:='E_coll'/'m_p'" office:value-type="float" office:value="3730.26159520962">
            <text:p>3730.2615952096</text:p>
          </table:table-cell>
          <table:table-cell table:style-name="ce6" table:formula="of:='E_coll'/'m_p'" office:value-type="float" office:value="3730.26159520962">
            <text:p>3730.2615952096</text:p>
          </table:table-cell>
          <table:table-cell table:style-name="ce6" table:formula="of:='E_coll'/'m_p'" office:value-type="float" office:value="3730.26159520962">
            <text:p>3730.2615952096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7460.52319042031">
            <text:p>7460.5231904203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7460.52319042031">
            <text:p>7460.5231904203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7460.52319042031">
            <text:p>7460.5231904203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7460.52319042244">
            <text:p>7460.5231904225</text:p>
          </table:table-cell>
          <table:table-cell table:style-name="ce6" table:formula="of:='E_coll'/'m_p'" office:value-type="float" office:value="6927.62867681787">
            <text:p>6927.6286768179</text:p>
          </table:table-cell>
          <table:table-cell table:style-name="ce6" table:formula="of:='E_coll'/'m_p'" office:value-type="float" office:value="6927.62867681787">
            <text:p>6927.6286768179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style-name="ce6" table:formula="of:='E_coll'/'m_p'" office:value-type="float" office:value="7460.52319041925">
            <text:p>7460.5231904193</text:p>
          </table:table-cell>
          <table:table-cell table:number-columns-repeated="980"/>
        </table:table-row>
        <table:table-row table:style-name="ro2">
          <table:table-cell office:value-type="string">
            <text:p>Relativistic beta</text:p>
          </table:table-cell>
          <table:table-cell/>
          <table:table-cell office:value-type="string">
            <text:p>beta_r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64067169">
            <text:p>0.9999999641</text:p>
          </table:table-cell>
          <table:table-cell table:formula="of:=SQRT(1-1/'gamma_r'^2)" office:value-type="float" office:value="0.999999964067169">
            <text:p>0.9999999641</text:p>
          </table:table-cell>
          <table:table-cell table:formula="of:=SQRT(1-1/'gamma_r'^2)" office:value-type="float" office:value="0.999999964067169">
            <text:p>0.9999999641</text:p>
          </table:table-cell>
          <table:table-cell table:formula="of:=SQRT(1-1/'gamma_r'^2)" office:value-type="float" office:value="0.999999964067169">
            <text:p>0.999999964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89581605">
            <text:p>0.9999999896</text:p>
          </table:table-cell>
          <table:table-cell table:formula="of:=SQRT(1-1/'gamma_r'^2)" office:value-type="float" office:value="0.999999989581605">
            <text:p>0.9999999896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formula="of:=SQRT(1-1/'gamma_r'^2)" office:value-type="float" office:value="0.999999991016792">
            <text:p>0.999999991</text:p>
          </table:table-cell>
          <table:table-cell table:number-columns-repeated="980"/>
        </table:table-row>
        <table:table-row table:style-name="ro1">
          <table:table-cell office:value-type="string">
            <text:p>Circumference</text:p>
          </table:table-cell>
          <table:table-cell office:value-type="string">
            <text:p>m</text:p>
          </table:table-cell>
          <table:table-cell office:value-type="string">
            <text:p>l_circ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formula="of:=26658.883" office:value-type="float" office:value="26658.883">
            <text:p>26658.883</text:p>
          </table:table-cell>
          <table:table-cell table:number-columns-repeated="980"/>
        </table:table-row>
        <table:table-row table:style-name="ro2">
          <table:table-cell office:value-type="string">
            <text:p>Revolution frequency</text:p>
          </table:table-cell>
          <table:table-cell office:value-type="string">
            <text:p>Hz</text:p>
          </table:table-cell>
          <table:table-cell office:value-type="string">
            <text:p>freq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1916806">
            <text:p>11245.4991916806</text:p>
          </table:table-cell>
          <table:table-cell table:formula="of:='c'*'beta_r'/'l_circ'" office:value-type="float" office:value="11245.4991916806">
            <text:p>11245.4991916806</text:p>
          </table:table-cell>
          <table:table-cell table:formula="of:='c'*'beta_r'/'l_circ'" office:value-type="float" office:value="11245.4991916806">
            <text:p>11245.4991916806</text:p>
          </table:table-cell>
          <table:table-cell table:formula="of:='c'*'beta_r'/'l_circ'" office:value-type="float" office:value="11245.4991916806">
            <text:p>11245.499191680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786032">
            <text:p>11245.4994786032</text:p>
          </table:table-cell>
          <table:table-cell table:formula="of:='c'*'beta_r'/'l_circ'" office:value-type="float" office:value="11245.4994786032">
            <text:p>11245.4994786032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formula="of:='c'*'beta_r'/'l_circ'" office:value-type="float" office:value="11245.4994947426">
            <text:p>11245.4994947426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Protons per bunch</text:p>
          </table:table-cell>
          <table:table-cell table:style-name="ce2"/>
          <table:table-cell table:style-name="ce2" office:value-type="string">
            <text:p>ppb</text:p>
          </table:table-cell>
          <table:table-cell table:style-name="ce7" office:value-type="float" office:value="115000000000">
            <text:p>1.15E+011</text:p>
          </table:table-cell>
          <table:table-cell table:style-name="ce7" office:value-type="float" office:value="120000000000">
            <text:p>1.20E+011</text:p>
          </table:table-cell>
          <table:table-cell table:style-name="ce7" office:value-type="float" office:value="170000000000">
            <text:p>1.70E+011</text:p>
          </table:table-cell>
          <table:table-cell table:number-columns-repeated="3" table:style-name="ce7" office:value-type="float" office:value="120000000000">
            <text:p>1.20E+011</text:p>
          </table:table-cell>
          <table:table-cell table:style-name="ce7" office:value-type="float" office:value="170000000000">
            <text:p>1.70E+011</text:p>
          </table:table-cell>
          <table:table-cell table:style-name="ce7" office:value-type="float" office:value="140000000000">
            <text:p>1.40E+011</text:p>
          </table:table-cell>
          <table:table-cell table:style-name="ce7" office:value-type="float" office:value="200000000000">
            <text:p>2.00E+011</text:p>
          </table:table-cell>
          <table:table-cell table:style-name="ce7" office:value-type="float" office:value="270000000000">
            <text:p>2.70E+011</text:p>
          </table:table-cell>
          <table:table-cell table:style-name="ce7" office:value-type="float" office:value="500000000000">
            <text:p>5.00E+011</text:p>
          </table:table-cell>
          <table:table-cell table:style-name="ce7" office:value-type="float" office:value="180000000000">
            <text:p>1.80E+011</text:p>
          </table:table-cell>
          <table:table-cell table:style-name="ce7" office:value-type="float" office:value="330000000000">
            <text:p>3.30E+011</text:p>
          </table:table-cell>
          <table:table-cell table:number-columns-repeated="2" table:style-name="ce7" office:value-type="float" office:value="180000000000">
            <text:p>1.80E+011</text:p>
          </table:table-cell>
          <table:table-cell table:number-columns-repeated="2" table:style-name="ce7" office:value-type="float" office:value="170000000000">
            <text:p>1.70E+011</text:p>
          </table:table-cell>
          <table:table-cell table:style-name="ce7" office:value-type="float" office:value="150000000000">
            <text:p>1.50E+011</text:p>
          </table:table-cell>
          <table:table-cell table:style-name="ce7" office:value-type="float" office:value="115000000000">
            <text:p>1.15E+011</text:p>
          </table:table-cell>
          <table:table-cell table:number-columns-repeated="5" table:style-name="ce7" office:value-type="float" office:value="170000000000">
            <text:p>1.70E+011</text:p>
          </table:table-cell>
          <table:table-cell table:style-name="ce7" office:value-type="float" office:value="180000000000">
            <text:p>1.80E+011</text:p>
          </table:table-cell>
          <table:table-cell table:style-name="ce7" office:value-type="float" office:value="140000000000">
            <text:p>1.40E+011</text:p>
          </table:table-cell>
          <table:table-cell table:style-name="ce7" office:value-type="float" office:value="300000000000">
            <text:p>3.00E+011</text:p>
          </table:table-cell>
          <table:table-cell table:style-name="ce7" office:value-type="float" office:value="210000000000">
            <text:p>2.10E+011</text:p>
          </table:table-cell>
          <table:table-cell table:style-name="ce7" office:value-type="float" office:value="170000000000">
            <text:p>1.70E+011</text:p>
          </table:table-cell>
          <table:table-cell table:style-name="ce7" office:value-type="float" office:value="115000000000">
            <text:p>1.15E+011</text:p>
          </table:table-cell>
          <table:table-cell table:style-name="ce7" office:value-type="float" office:value="170000000000">
            <text:p>1.70E+011</text:p>
          </table:table-cell>
          <table:table-cell table:style-name="ce7" office:value-type="float" office:value="115000000000">
            <text:p>1.15E+011</text:p>
          </table:table-cell>
          <table:table-cell table:style-name="ce7" office:value-type="float" office:value="220000000000">
            <text:p>2.20E+011</text:p>
          </table:table-cell>
          <table:table-cell table:style-name="ce7" office:value-type="float" office:value="105000000000">
            <text:p>1.05E+011</text:p>
          </table:table-cell>
          <table:table-cell table:style-name="ce7" office:value-type="float" office:value="350000000000">
            <text:p>3.50E+011</text:p>
          </table:table-cell>
          <table:table-cell table:style-name="ce7" office:value-type="float" office:value="330000000000">
            <text:p>3.30E+011</text:p>
          </table:table-cell>
          <table:table-cell table:style-name="ce7" office:value-type="float" office:value="170000000000">
            <text:p>1.70E+011</text:p>
          </table:table-cell>
          <table:table-cell table:style-name="ce7" office:value-type="float" office:value="120000000000">
            <text:p>1.20E+011</text:p>
          </table:table-cell>
          <table:table-cell table:style-name="ce2" table:number-columns-repeated="980"/>
        </table:table-row>
        <table:table-row table:style-name="ro2">
          <table:table-cell table:style-name="ce2" office:value-type="string">
            <text:p>Bunch spacing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_b</text:p>
          </table:table-cell>
          <table:table-cell table:number-columns-repeated="2" table:style-name="ce7" office:value-type="float" office:value="0.000000025">
            <text:p>2.50E-008</text:p>
          </table:table-cell>
          <table:table-cell table:number-columns-repeated="3" table:style-name="ce7" office:value-type="float" office:value="0.00000005">
            <text:p>5.00E-008</text:p>
          </table:table-cell>
          <table:table-cell table:style-name="ce7" office:value-type="float" office:value="0.000000025">
            <text:p>2.50E-008</text:p>
          </table:table-cell>
          <table:table-cell table:style-name="ce7" office:value-type="float" office:value="0.00000005">
            <text:p>5.00E-008</text:p>
          </table:table-cell>
          <table:table-cell table:style-name="ce7" office:value-type="float" office:value="0.000000025">
            <text:p>2.50E-008</text:p>
          </table:table-cell>
          <table:table-cell table:style-name="ce7" office:value-type="float" office:value="0.00000005">
            <text:p>5.00E-008</text:p>
          </table:table-cell>
          <table:table-cell table:style-name="ce7" office:value-type="float" office:value="0.000000025">
            <text:p>2.50E-008</text:p>
          </table:table-cell>
          <table:table-cell table:style-name="ce7" office:value-type="float" office:value="0.00000005">
            <text:p>5.00E-008</text:p>
          </table:table-cell>
          <table:table-cell table:style-name="ce7" office:value-type="float" office:value="0.000000025">
            <text:p>2.50E-008</text:p>
          </table:table-cell>
          <table:table-cell table:style-name="ce7" office:value-type="float" office:value="0.00000005">
            <text:p>5.00E-008</text:p>
          </table:table-cell>
          <table:table-cell table:number-columns-repeated="13" table:style-name="ce7" office:value-type="float" office:value="0.000000025">
            <text:p>2.50E-008</text:p>
          </table:table-cell>
          <table:table-cell table:number-columns-repeated="2" table:style-name="ce7" office:value-type="float" office:value="0.00000005">
            <text:p>5.00E-008</text:p>
          </table:table-cell>
          <table:table-cell table:number-columns-repeated="6" table:style-name="ce7" office:value-type="float" office:value="0.000000025">
            <text:p>2.50E-008</text:p>
          </table:table-cell>
          <table:table-cell table:number-columns-repeated="2" table:style-name="ce7" office:value-type="float" office:value="0.00000005">
            <text:p>5.00E-008</text:p>
          </table:table-cell>
          <table:table-cell table:number-columns-repeated="2" table:style-name="ce7" office:value-type="float" office:value="0.000000025">
            <text:p>2.50E-008</text:p>
          </table:table-cell>
          <table:table-cell table:style-name="ce2" table:number-columns-repeated="980"/>
        </table:table-row>
        <table:table-row table:style-name="ro2">
          <table:table-cell table:style-name="ce2" office:value-type="string">
            <text:p>Number of bunches</text:p>
          </table:table-cell>
          <table:table-cell table:style-name="ce2"/>
          <table:table-cell table:style-name="ce2" office:value-type="string">
            <text:p>n_b</text:p>
          </table:table-cell>
          <table:table-cell table:number-columns-repeated="2" table:style-name="ce2" office:value-type="float" office:value="2808">
            <text:p>2808</text:p>
          </table:table-cell>
          <table:table-cell table:number-columns-repeated="3" table:style-name="ce2" office:value-type="float" office:value="1404">
            <text:p>1404</text:p>
          </table:table-cell>
          <table:table-cell table:style-name="ce2" office:value-type="float" office:value="2808">
            <text:p>2808</text:p>
          </table:table-cell>
          <table:table-cell table:style-name="ce2" office:value-type="float" office:value="1404">
            <text:p>1404</text:p>
          </table:table-cell>
          <table:table-cell table:style-name="ce2" office:value-type="float" office:value="2808">
            <text:p>2808</text:p>
          </table:table-cell>
          <table:table-cell table:style-name="ce2" office:value-type="float" office:value="1404">
            <text:p>1404</text:p>
          </table:table-cell>
          <table:table-cell table:style-name="ce2" office:value-type="float" office:value="2808">
            <text:p>2808</text:p>
          </table:table-cell>
          <table:table-cell table:style-name="ce2" office:value-type="float" office:value="1404">
            <text:p>1404</text:p>
          </table:table-cell>
          <table:table-cell table:style-name="ce2" office:value-type="float" office:value="2808">
            <text:p>2808</text:p>
          </table:table-cell>
          <table:table-cell table:style-name="ce2" office:value-type="float" office:value="1404">
            <text:p>1404</text:p>
          </table:table-cell>
          <table:table-cell table:number-columns-repeated="13" table:style-name="ce2" office:value-type="float" office:value="2808">
            <text:p>2808</text:p>
          </table:table-cell>
          <table:table-cell table:number-columns-repeated="2" table:style-name="ce2" office:value-type="float" office:value="1404">
            <text:p>1404</text:p>
          </table:table-cell>
          <table:table-cell table:number-columns-repeated="6" table:style-name="ce2" office:value-type="float" office:value="2808">
            <text:p>2808</text:p>
          </table:table-cell>
          <table:table-cell table:style-name="ce2" office:value-type="float" office:value="1404">
            <text:p>1404</text:p>
          </table:table-cell>
          <table:table-cell table:style-name="ce2" office:value-type="float" office:value="1331">
            <text:p>1331</text:p>
          </table:table-cell>
          <table:table-cell table:style-name="ce2" office:value-type="float" office:value="2662">
            <text:p>2662</text:p>
          </table:table-cell>
          <table:table-cell table:style-name="ce2" office:value-type="float" office:value="2808">
            <text:p>2808</text:p>
          </table:table-cell>
          <table:table-cell table:style-name="ce2" table:number-columns-repeated="980"/>
        </table:table-row>
        <table:table-row table:style-name="ro2">
          <table:table-cell office:value-type="string">
            <text:p>Beam current</text:p>
          </table:table-cell>
          <table:table-cell office:value-type="string">
            <text:p>A</text:p>
          </table:table-cell>
          <table:table-cell office:value-type="string">
            <text:p>I_b</text:p>
          </table:table-cell>
          <table:table-cell table:style-name="ce8" table:formula="of:='ppb'*'n_b'*'q_e'*'freq'" office:value-type="float" office:value="0.581813831186525">
            <text:p>0.582</text:p>
          </table:table-cell>
          <table:table-cell table:style-name="ce8" table:formula="of:='ppb'*'n_b'*'q_e'*'freq'" office:value-type="float" office:value="0.607110068354986">
            <text:p>0.607</text:p>
          </table:table-cell>
          <table:table-cell table:style-name="ce8" table:formula="of:='ppb'*'n_b'*'q_e'*'freq'" office:value-type="float" office:value="0.430036298418115">
            <text:p>0.430</text:p>
          </table:table-cell>
          <table:table-cell table:style-name="ce8" table:formula="of:='ppb'*'n_b'*'q_e'*'freq'" office:value-type="float" office:value="0.303555034177493">
            <text:p>0.304</text:p>
          </table:table-cell>
          <table:table-cell table:style-name="ce8" table:formula="of:='ppb'*'n_b'*'q_e'*'freq'" office:value-type="float" office:value="0.303555034177493">
            <text:p>0.304</text:p>
          </table:table-cell>
          <table:table-cell table:style-name="ce8" table:formula="of:='ppb'*'n_b'*'q_e'*'freq'" office:value-type="float" office:value="0.607110084716374">
            <text:p>0.607</text:p>
          </table:table-cell>
          <table:table-cell table:style-name="ce8" table:formula="of:='ppb'*'n_b'*'q_e'*'freq'" office:value-type="float" office:value="0.430036310007432">
            <text:p>0.430</text:p>
          </table:table-cell>
          <table:table-cell table:style-name="ce8" table:formula="of:='ppb'*'n_b'*'q_e'*'freq'" office:value-type="float" office:value="0.70829509883577">
            <text:p>0.708</text:p>
          </table:table-cell>
          <table:table-cell table:style-name="ce8" table:formula="of:='ppb'*'n_b'*'q_e'*'freq'" office:value-type="float" office:value="0.505925070596978">
            <text:p>0.506</text:p>
          </table:table-cell>
          <table:table-cell table:style-name="ce8" table:formula="of:='ppb'*'n_b'*'q_e'*'freq'" office:value-type="float" office:value="1.36599769061184">
            <text:p>1.366</text:p>
          </table:table-cell>
          <table:table-cell table:style-name="ce8" table:formula="of:='ppb'*'n_b'*'q_e'*'freq'" office:value-type="float" office:value="1.26481267649245">
            <text:p>1.265</text:p>
          </table:table-cell>
          <table:table-cell table:style-name="ce8" table:formula="of:='ppb'*'n_b'*'q_e'*'freq'" office:value-type="float" office:value="0.910665127074561">
            <text:p>0.911</text:p>
          </table:table-cell>
          <table:table-cell table:style-name="ce8" table:formula="of:='ppb'*'n_b'*'q_e'*'freq'" office:value-type="float" office:value="0.834776366485014">
            <text:p>0.835</text:p>
          </table:table-cell>
          <table:table-cell table:style-name="ce8" table:formula="of:='ppb'*'n_b'*'q_e'*'freq'" office:value-type="float" office:value="0.910665127074561">
            <text:p>0.911</text:p>
          </table:table-cell>
          <table:table-cell table:style-name="ce8" table:formula="of:='ppb'*'n_b'*'q_e'*'freq'" office:value-type="float" office:value="0.910665127074561">
            <text:p>0.911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758887605895468">
            <text:p>0.759</text:p>
          </table:table-cell>
          <table:table-cell table:style-name="ce8" table:formula="of:='ppb'*'n_b'*'q_e'*'freq'" office:value-type="float" office:value="0.581813831186525">
            <text:p>0.582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910665127074561">
            <text:p>0.911</text:p>
          </table:table-cell>
          <table:table-cell table:style-name="ce8" table:formula="of:='ppb'*'n_b'*'q_e'*'freq'" office:value-type="float" office:value="0.70829509883577">
            <text:p>0.708</text:p>
          </table:table-cell>
          <table:table-cell table:style-name="ce8" table:formula="of:='ppb'*'n_b'*'q_e'*'freq'" office:value-type="float" office:value="0.758887605895468">
            <text:p>0.759</text:p>
          </table:table-cell>
          <table:table-cell table:style-name="ce8" table:formula="of:='ppb'*'n_b'*'q_e'*'freq'" office:value-type="float" office:value="0.531221324126827">
            <text:p>0.531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581813831186525">
            <text:p>0.582</text:p>
          </table:table-cell>
          <table:table-cell table:style-name="ce8" table:formula="of:='ppb'*'n_b'*'q_e'*'freq'" office:value-type="float" office:value="0.860072620014863">
            <text:p>0.860</text:p>
          </table:table-cell>
          <table:table-cell table:style-name="ce8" table:formula="of:='ppb'*'n_b'*'q_e'*'freq'" office:value-type="float" office:value="0.581813831186525">
            <text:p>0.582</text:p>
          </table:table-cell>
          <table:table-cell table:style-name="ce8" table:formula="of:='ppb'*'n_b'*'q_e'*'freq'" office:value-type="float" office:value="1.11303515371594">
            <text:p>1.113</text:p>
          </table:table-cell>
          <table:table-cell table:style-name="ce8" table:formula="of:='ppb'*'n_b'*'q_e'*'freq'" office:value-type="float" office:value="0.531221323364425">
            <text:p>0.531</text:p>
          </table:table-cell>
          <table:table-cell table:style-name="ce8" table:formula="of:='ppb'*'n_b'*'q_e'*'freq'" office:value-type="float" office:value="0.885368873544712">
            <text:p>0.885</text:p>
          </table:table-cell>
          <table:table-cell table:style-name="ce8" table:formula="of:='ppb'*'n_b'*'q_e'*'freq'" office:value-type="float" office:value="0.791372751988286">
            <text:p>0.791</text:p>
          </table:table-cell>
          <table:table-cell table:style-name="ce8" table:formula="of:='ppb'*'n_b'*'q_e'*'freq'" office:value-type="float" office:value="0.81535374447278">
            <text:p>0.815</text:p>
          </table:table-cell>
          <table:table-cell table:style-name="ce8" table:formula="of:='ppb'*'n_b'*'q_e'*'freq'" office:value-type="float" office:value="0.607110084716374">
            <text:p>0.607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RMS bunch length</text:p>
          </table:table-cell>
          <table:table-cell table:style-name="ce2" office:value-type="string">
            <text:p>m</text:p>
          </table:table-cell>
          <table:table-cell table:style-name="ce2" office:value-type="string">
            <text:p>sigma_z</text:p>
          </table:table-cell>
          <table:table-cell table:number-columns-repeated="22" table:style-name="ce9" office:value-type="float" office:value="0.075">
            <text:p>7.50E-02</text:p>
          </table:table-cell>
          <table:table-cell table:number-columns-repeated="4" table:style-name="ce9" office:value-type="float" office:value="0.06">
            <text:p>6.00E-02</text:p>
          </table:table-cell>
          <table:table-cell table:number-columns-repeated="2" table:style-name="ce9" office:value-type="float" office:value="0.085">
            <text:p>8.50E-02</text:p>
          </table:table-cell>
          <table:table-cell table:number-columns-repeated="9" table:style-name="ce9" office:value-type="float" office:value="0.075">
            <text:p>7.50E-02</text:p>
          </table:table-cell>
          <table:table-cell table:style-name="ce9" office:value-type="float" office:value="0.09">
            <text:p>9.00E-02</text:p>
          </table:table-cell>
          <table:table-cell table:style-name="ce2" table:number-columns-repeated="980"/>
        </table:table-row>
        <table:table-row table:style-name="ro2">
          <table:table-cell table:style-name="ce2" office:value-type="string">
            <text:p>Normalized emittance</text:p>
          </table:table-cell>
          <table:table-cell table:style-name="ce2" office:value-type="string">
            <text:p>pi m rad</text:p>
          </table:table-cell>
          <table:table-cell table:style-name="ce2" office:value-type="string">
            <text:p>emit_n</text:p>
          </table:table-cell>
          <table:table-cell table:number-columns-repeated="3" table:style-name="ce9" office:value-type="float" office:value="0.00000375">
            <text:p>3.75E-06</text:p>
          </table:table-cell>
          <table:table-cell table:number-columns-repeated="2" table:style-name="ce9" office:value-type="float" office:value="0.0000025">
            <text:p>2.50E-06</text:p>
          </table:table-cell>
          <table:table-cell table:number-columns-repeated="6" table:style-name="ce9" office:value-type="float" office:value="0.00000375">
            <text:p>3.75E-06</text:p>
          </table:table-cell>
          <table:table-cell table:number-columns-repeated="4" table:style-name="ce9" office:value-type="float" office:value="0.0000025">
            <text:p>2.50E-06</text:p>
          </table:table-cell>
          <table:table-cell table:style-name="ce18" office:value-type="float" office:value="0.0000028">
            <text:p>2.80E-06</text:p>
          </table:table-cell>
          <table:table-cell table:number-columns-repeated="7" table:style-name="ce9" office:value-type="float" office:value="0.00000375">
            <text:p>3.75E-06</text:p>
          </table:table-cell>
          <table:table-cell table:style-name="ce9" office:value-type="float" office:value="0.0000025">
            <text:p>2.50E-06</text:p>
          </table:table-cell>
          <table:table-cell table:number-columns-repeated="4" table:style-name="ce9" office:value-type="float" office:value="0.00000275">
            <text:p>2.75E-06</text:p>
          </table:table-cell>
          <table:table-cell table:style-name="ce9" office:value-type="float" office:value="0.0000019">
            <text:p>1.90E-06</text:p>
          </table:table-cell>
          <table:table-cell table:style-name="ce9" office:value-type="float" office:value="0.0000021">
            <text:p>2.10E-06</text:p>
          </table:table-cell>
          <table:table-cell table:style-name="ce9" office:value-type="float" office:value="0.0000019">
            <text:p>1.90E-06</text:p>
          </table:table-cell>
          <table:table-cell table:style-name="ce9" office:value-type="float" office:value="0.0000021">
            <text:p>2.10E-06</text:p>
          </table:table-cell>
          <table:table-cell table:number-columns-repeated="2" table:style-name="ce9" office:value-type="float" office:value="0.0000025">
            <text:p>2.50E-06</text:p>
          </table:table-cell>
          <table:table-cell table:number-columns-repeated="2" table:style-name="ce9" office:value-type="float" office:value="0.000003">
            <text:p>3.00E-06</text:p>
          </table:table-cell>
          <table:table-cell table:number-columns-repeated="2" table:style-name="ce9" office:value-type="float" office:value="0.0000015">
            <text:p>1.50E-06</text:p>
          </table:table-cell>
          <table:table-cell table:style-name="ce2" table:number-columns-repeated="980"/>
        </table:table-row>
        <table:table-row table:style-name="ro2">
          <table:table-cell office:value-type="string">
            <text:p>Emittance</text:p>
          </table:table-cell>
          <table:table-cell office:value-type="string">
            <text:p>pi m rad</text:p>
          </table:table-cell>
          <table:table-cell office:value-type="string">
            <text:p>emit</text:p>
          </table:table-cell>
          <table:table-cell table:style-name="ce5" table:formula="of:='emit_n'/'gamma_r'/'beta_r'" office:value-type="float" office:value="0.000000000502645717729657">
            <text:p>5.03E-10</text:p>
          </table:table-cell>
          <table:table-cell table:style-name="ce5" table:formula="of:='emit_n'/'gamma_r'/'beta_r'" office:value-type="float" office:value="0.00000000100529146255154">
            <text:p>1.01E-09</text:p>
          </table:table-cell>
          <table:table-cell table:style-name="ce5" table:formula="of:='emit_n'/'gamma_r'/'beta_r'" office:value-type="float" office:value="0.00000000100529146255154">
            <text:p>1.01E-09</text:p>
          </table:table-cell>
          <table:table-cell table:style-name="ce5" table:formula="of:='emit_n'/'gamma_r'/'beta_r'" office:value-type="float" office:value="0.000000000670194308367693">
            <text:p>6.70E-10</text:p>
          </table:table-cell>
          <table:table-cell table:style-name="ce5" table:formula="of:='emit_n'/'gamma_r'/'beta_r'" office:value-type="float" office:value="0.000000000670194308367693">
            <text:p>6.70E-10</text:p>
          </table:table-cell>
          <table:table-cell table:style-name="ce5" table:formula="of:='emit_n'/'gamma_r'/'beta_r'" office:value-type="float" office:value="0.000000000502645717729657">
            <text:p>5.03E-10</text:p>
          </table:table-cell>
          <table:table-cell table:style-name="ce5" table:formula="of:='emit_n'/'gamma_r'/'beta_r'" office:value-type="float" office:value="0.000000000502645717729585">
            <text:p>5.03E-10</text:p>
          </table:table-cell>
          <table:table-cell table:style-name="ce5" table:formula="of:='emit_n'/'gamma_r'/'beta_r'" office:value-type="float" office:value="0.000000000502645717729657">
            <text:p>5.03E-10</text:p>
          </table:table-cell>
          <table:table-cell table:style-name="ce5" table:formula="of:='emit_n'/'gamma_r'/'beta_r'" office:value-type="float" office:value="0.000000000502645717729585">
            <text:p>5.03E-10</text:p>
          </table:table-cell>
          <table:table-cell table:style-name="ce5" table:formula="of:='emit_n'/'gamma_r'/'beta_r'" office:value-type="float" office:value="0.000000000502645717729657">
            <text:p>5.03E-10</text:p>
          </table:table-cell>
          <table:table-cell table:style-name="ce5" table:formula="of:='emit_n'/'gamma_r'/'beta_r'" office:value-type="float" office:value="0.000000000502645717729585">
            <text:p>5.03E-10</text:p>
          </table:table-cell>
          <table:table-cell table:style-name="ce5" table:formula="of:='emit_n'/'gamma_r'/'beta_r'" office:value-type="float" office:value="0.000000000335097145153104">
            <text:p>3.35E-10</text:p>
          </table:table-cell>
          <table:table-cell table:style-name="ce5" table:formula="of:='emit_n'/'gamma_r'/'beta_r'" office:value-type="float" office:value="0.000000000335097145152961">
            <text:p>3.35E-10</text:p>
          </table:table-cell>
          <table:table-cell table:style-name="ce5" table:formula="of:='emit_n'/'gamma_r'/'beta_r'" office:value-type="float" office:value="0.000000000335097145152961">
            <text:p>3.35E-10</text:p>
          </table:table-cell>
          <table:table-cell table:style-name="ce5" table:formula="of:='emit_n'/'gamma_r'/'beta_r'" office:value-type="float" office:value="0.000000000335097145152961">
            <text:p>3.35E-10</text:p>
          </table:table-cell>
          <table:table-cell table:style-name="ce5" table:formula="of:='emit_n'/'gamma_r'/'beta_r'" office:value-type="float" office:value="0.000000000375308802571316">
            <text:p>3.75E-10</text:p>
          </table:table-cell>
          <table:table-cell table:style-name="ce5" table:formula="of:='emit_n'/'gamma_r'/'beta_r'" office:value-type="float" office:value="0.000000000502645717729441">
            <text:p>5.03E-10</text:p>
          </table:table-cell>
          <table:table-cell table:style-name="ce5" table:formula="of:='emit_n'/'gamma_r'/'beta_r'" office:value-type="float" office:value="0.000000000502645717729441">
            <text:p>5.03E-10</text:p>
          </table:table-cell>
          <table:table-cell table:style-name="ce5" table:formula="of:='emit_n'/'gamma_r'/'beta_r'" office:value-type="float" office:value="0.000000000502645717729441">
            <text:p>5.03E-10</text:p>
          </table:table-cell>
          <table:table-cell table:style-name="ce5" table:formula="of:='emit_n'/'gamma_r'/'beta_r'" office:value-type="float" office:value="0.000000000502645717729441">
            <text:p>5.03E-10</text:p>
          </table:table-cell>
          <table:table-cell table:style-name="ce5" table:formula="of:='emit_n'/'gamma_r'/'beta_r'" office:value-type="float" office:value="0.000000000502645717729441">
            <text:p>5.03E-10</text:p>
          </table:table-cell>
          <table:table-cell table:style-name="ce5" table:formula="of:='emit_n'/'gamma_r'/'beta_r'" office:value-type="float" office:value="0.000000000502645717729441">
            <text:p>5.03E-10</text:p>
          </table:table-cell>
          <table:table-cell table:style-name="ce5" table:formula="of:='emit_n'/'gamma_r'/'beta_r'" office:value-type="float" office:value="0.000000000502645717729441">
            <text:p>5.03E-10</text:p>
          </table:table-cell>
          <table:table-cell table:style-name="ce5" table:formula="of:='emit_n'/'gamma_r'/'beta_r'" office:value-type="float" office:value="0.000000000335097145152961">
            <text:p>3.35E-10</text:p>
          </table:table-cell>
          <table:table-cell table:style-name="ce5" table:formula="of:='emit_n'/'gamma_r'/'beta_r'" office:value-type="float" office:value="0.000000000368606859668257">
            <text:p>3.69E-10</text:p>
          </table:table-cell>
          <table:table-cell table:style-name="ce5" table:formula="of:='emit_n'/'gamma_r'/'beta_r'" office:value-type="float" office:value="0.000000000368606859668257">
            <text:p>3.69E-10</text:p>
          </table:table-cell>
          <table:table-cell table:style-name="ce5" table:formula="of:='emit_n'/'gamma_r'/'beta_r'" office:value-type="float" office:value="0.000000000368606859668257">
            <text:p>3.69E-10</text:p>
          </table:table-cell>
          <table:table-cell table:style-name="ce5" table:formula="of:='emit_n'/'gamma_r'/'beta_r'" office:value-type="float" office:value="0.000000000368606859668257">
            <text:p>3.69E-10</text:p>
          </table:table-cell>
          <table:table-cell table:style-name="ce5" table:formula="of:='emit_n'/'gamma_r'/'beta_r'" office:value-type="float" office:value="0.00000000025467383031625">
            <text:p>2.55E-10</text:p>
          </table:table-cell>
          <table:table-cell table:style-name="ce5" table:formula="of:='emit_n'/'gamma_r'/'beta_r'" office:value-type="float" office:value="0.000000000281481601928487">
            <text:p>2.81E-10</text:p>
          </table:table-cell>
          <table:table-cell table:style-name="ce5" table:formula="of:='emit_n'/'gamma_r'/'beta_r'" office:value-type="float" office:value="0.00000000025467383031625">
            <text:p>2.55E-10</text:p>
          </table:table-cell>
          <table:table-cell table:style-name="ce5" table:formula="of:='emit_n'/'gamma_r'/'beta_r'" office:value-type="float" office:value="0.000000000281481601928487">
            <text:p>2.81E-10</text:p>
          </table:table-cell>
          <table:table-cell table:style-name="ce5" table:formula="of:='emit_n'/'gamma_r'/'beta_r'" office:value-type="float" office:value="0.000000000360873849144341">
            <text:p>3.61E-10</text:p>
          </table:table-cell>
          <table:table-cell table:style-name="ce5" table:formula="of:='emit_n'/'gamma_r'/'beta_r'" office:value-type="float" office:value="0.000000000360873849144341">
            <text:p>3.61E-10</text:p>
          </table:table-cell>
          <table:table-cell table:style-name="ce5" table:formula="of:='emit_n'/'gamma_r'/'beta_r'" office:value-type="float" office:value="0.000000000402116574183725">
            <text:p>4.02E-10</text:p>
          </table:table-cell>
          <table:table-cell table:style-name="ce5" table:formula="of:='emit_n'/'gamma_r'/'beta_r'" office:value-type="float" office:value="0.000000000402116574183725">
            <text:p>4.02E-10</text:p>
          </table:table-cell>
          <table:table-cell table:style-name="ce5" table:formula="of:='emit_n'/'gamma_r'/'beta_r'" office:value-type="float" office:value="0.000000000201058287091863">
            <text:p>2.01E-10</text:p>
          </table:table-cell>
          <table:table-cell table:style-name="ce5" table:formula="of:='emit_n'/'gamma_r'/'beta_r'" office:value-type="float" office:value="0.000000000201058287091863">
            <text:p>2.01E-10</text:p>
          </table:table-cell>
          <table:table-cell table:number-columns-repeated="980"/>
        </table:table-row>
        <table:table-row table:style-name="ro3">
          <table:table-cell office:value-type="string">
            <text:p>Tot brillieance</text:p>
          </table:table-cell>
          <table:table-cell office:value-type="string">
            <text:p>m^-1</text:p>
          </table:table-cell>
          <table:table-cell office:value-type="string">
            <text:p>tbr</text:p>
          </table:table-cell>
          <table:table-cell table:style-name="ce4" table:formula="of:='ppb'*'n_b'/'emit_n'" office:value-type="float" office:value="8.6112E+019">
            <text:p>8.61E+019</text:p>
          </table:table-cell>
          <table:table-cell table:style-name="ce4" table:formula="of:='ppb'*'n_b'/'emit_n'" office:value-type="float" office:value="8.9856E+019">
            <text:p>8.99E+019</text:p>
          </table:table-cell>
          <table:table-cell table:style-name="ce4" table:formula="of:='ppb'*'n_b'/'emit_n'" office:value-type="float" office:value="6.3648E+019">
            <text:p>6.36E+019</text:p>
          </table:table-cell>
          <table:table-cell table:style-name="ce4" table:formula="of:='ppb'*'n_b'/'emit_n'" office:value-type="float" office:value="6.7392E+019">
            <text:p>6.74E+019</text:p>
          </table:table-cell>
          <table:table-cell table:style-name="ce4" table:formula="of:='ppb'*'n_b'/'emit_n'" office:value-type="float" office:value="6.7392E+019">
            <text:p>6.74E+019</text:p>
          </table:table-cell>
          <table:table-cell table:style-name="ce4" table:formula="of:='ppb'*'n_b'/'emit_n'" office:value-type="float" office:value="8.9856E+019">
            <text:p>8.99E+019</text:p>
          </table:table-cell>
          <table:table-cell table:style-name="ce4" table:formula="of:='ppb'*'n_b'/'emit_n'" office:value-type="float" office:value="6.3648E+019">
            <text:p>6.36E+019</text:p>
          </table:table-cell>
          <table:table-cell table:style-name="ce4" table:formula="of:='ppb'*'n_b'/'emit_n'" office:value-type="float" office:value="1.04832E+020">
            <text:p>1.05E+020</text:p>
          </table:table-cell>
          <table:table-cell table:style-name="ce4" table:formula="of:='ppb'*'n_b'/'emit_n'" office:value-type="float" office:value="7.488E+019">
            <text:p>7.49E+019</text:p>
          </table:table-cell>
          <table:table-cell table:style-name="ce4" table:formula="of:='ppb'*'n_b'/'emit_n'" office:value-type="float" office:value="2.02176E+020">
            <text:p>2.02E+020</text:p>
          </table:table-cell>
          <table:table-cell table:style-name="ce4" table:formula="of:='ppb'*'n_b'/'emit_n'" office:value-type="float" office:value="1.872E+020">
            <text:p>1.87E+020</text:p>
          </table:table-cell>
          <table:table-cell table:style-name="ce4" table:formula="of:='ppb'*'n_b'/'emit_n'" office:value-type="float" office:value="2.02176E+020">
            <text:p>2.02E+020</text:p>
          </table:table-cell>
          <table:table-cell table:style-name="ce4" table:formula="of:='ppb'*'n_b'/'emit_n'" office:value-type="float" office:value="1.85328E+020">
            <text:p>1.85E+020</text:p>
          </table:table-cell>
          <table:table-cell table:style-name="ce4" table:formula="of:='ppb'*'n_b'/'emit_n'" office:value-type="float" office:value="2.02176E+020">
            <text:p>2.02E+020</text:p>
          </table:table-cell>
          <table:table-cell table:style-name="ce4" table:formula="of:='ppb'*'n_b'/'emit_n'" office:value-type="float" office:value="2.02176E+020">
            <text:p>2.02E+020</text:p>
          </table:table-cell>
          <table:table-cell table:style-name="ce4" table:formula="of:='ppb'*'n_b'/'emit_n'" office:value-type="float" office:value="1.70485714285714E+020">
            <text:p>1.70E+020</text:p>
          </table:table-cell>
          <table:table-cell table:style-name="ce4" table:formula="of:='ppb'*'n_b'/'emit_n'" office:value-type="float" office:value="1.27296E+020">
            <text:p>1.27E+020</text:p>
          </table:table-cell>
          <table:table-cell table:style-name="ce4" table:formula="of:='ppb'*'n_b'/'emit_n'" office:value-type="float" office:value="1.1232E+020">
            <text:p>1.12E+020</text:p>
          </table:table-cell>
          <table:table-cell table:style-name="ce4" table:formula="of:='ppb'*'n_b'/'emit_n'" office:value-type="float" office:value="8.6112E+019">
            <text:p>8.61E+019</text:p>
          </table:table-cell>
          <table:table-cell table:style-name="ce4" table:formula="of:='ppb'*'n_b'/'emit_n'" office:value-type="float" office:value="1.27296E+020">
            <text:p>1.27E+020</text:p>
          </table:table-cell>
          <table:table-cell table:style-name="ce4" table:formula="of:='ppb'*'n_b'/'emit_n'" office:value-type="float" office:value="1.27296E+020">
            <text:p>1.27E+020</text:p>
          </table:table-cell>
          <table:table-cell table:style-name="ce4" table:formula="of:='ppb'*'n_b'/'emit_n'" office:value-type="float" office:value="1.27296E+020">
            <text:p>1.27E+020</text:p>
          </table:table-cell>
          <table:table-cell table:style-name="ce4" table:formula="of:='ppb'*'n_b'/'emit_n'" office:value-type="float" office:value="1.27296E+020">
            <text:p>1.27E+020</text:p>
          </table:table-cell>
          <table:table-cell table:style-name="ce4" table:formula="of:='ppb'*'n_b'/'emit_n'" office:value-type="float" office:value="1.90944E+020">
            <text:p>1.91E+020</text:p>
          </table:table-cell>
          <table:table-cell table:style-name="ce4" table:formula="of:='ppb'*'n_b'/'emit_n'" office:value-type="float" office:value="1.83796363636364E+020">
            <text:p>1.84E+020</text:p>
          </table:table-cell>
          <table:table-cell table:style-name="ce4" table:formula="of:='ppb'*'n_b'/'emit_n'" office:value-type="float" office:value="1.42952727272727E+020">
            <text:p>1.43E+020</text:p>
          </table:table-cell>
          <table:table-cell table:style-name="ce4" table:formula="of:='ppb'*'n_b'/'emit_n'" office:value-type="float" office:value="1.53163636363636E+020">
            <text:p>1.53E+020</text:p>
          </table:table-cell>
          <table:table-cell table:style-name="ce4" table:formula="of:='ppb'*'n_b'/'emit_n'" office:value-type="float" office:value="1.07214545454545E+020">
            <text:p>1.07E+020</text:p>
          </table:table-cell>
          <table:table-cell table:style-name="ce4" table:formula="of:='ppb'*'n_b'/'emit_n'" office:value-type="float" office:value="2.51242105263158E+020">
            <text:p>2.51E+020</text:p>
          </table:table-cell>
          <table:table-cell table:style-name="ce4" table:formula="of:='ppb'*'n_b'/'emit_n'" office:value-type="float" office:value="1.53771428571429E+020">
            <text:p>1.54E+020</text:p>
          </table:table-cell>
          <table:table-cell table:style-name="ce4" table:formula="of:='ppb'*'n_b'/'emit_n'" office:value-type="float" office:value="2.51242105263158E+020">
            <text:p>2.51E+020</text:p>
          </table:table-cell>
          <table:table-cell table:style-name="ce4" table:formula="of:='ppb'*'n_b'/'emit_n'" office:value-type="float" office:value="1.53771428571429E+020">
            <text:p>1.54E+020</text:p>
          </table:table-cell>
          <table:table-cell table:style-name="ce4" table:formula="of:='ppb'*'n_b'/'emit_n'" office:value-type="float" office:value="2.47104E+020">
            <text:p>2.47E+020</text:p>
          </table:table-cell>
          <table:table-cell table:style-name="ce4" table:formula="of:='ppb'*'n_b'/'emit_n'" office:value-type="float" office:value="1.17936E+020">
            <text:p>1.18E+020</text:p>
          </table:table-cell>
          <table:table-cell table:style-name="ce4" table:formula="of:='ppb'*'n_b'/'emit_n'" office:value-type="float" office:value="1.638E+020">
            <text:p>1.64E+020</text:p>
          </table:table-cell>
          <table:table-cell table:style-name="ce4" table:formula="of:='ppb'*'n_b'/'emit_n'" office:value-type="float" office:value="1.4641E+020">
            <text:p>1.46E+020</text:p>
          </table:table-cell>
          <table:table-cell table:style-name="ce4" table:formula="of:='ppb'*'n_b'/'emit_n'" office:value-type="float" office:value="3.01693333333333E+020">
            <text:p>3.02E+020</text:p>
          </table:table-cell>
          <table:table-cell table:style-name="ce4" table:formula="of:='ppb'*'n_b'/'emit_n'" office:value-type="float" office:value="2.2464E+020">
            <text:p>2.25E+020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Beta_x at the I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beta_x</text:p>
          </table:table-cell>
          <table:table-cell table:style-name="ce2" office:value-type="float" office:value="0.55">
            <text:p>0.55</text:p>
          </table:table-cell>
          <table:table-cell table:number-columns-repeated="3" table:style-name="ce2" office:value-type="float" office:value="1.2">
            <text:p>1.2</text:p>
          </table:table-cell>
          <table:table-cell table:number-columns-repeated="8" table:style-name="ce2" office:value-type="float" office:value="0.6">
            <text:p>0.6</text:p>
          </table:table-cell>
          <table:table-cell table:style-name="ce2" office:value-type="float" office:value="0.4">
            <text:p>0.4</text:p>
          </table:table-cell>
          <table:table-cell table:number-columns-repeated="2" table:style-name="ce2" office:value-type="float" office:value="0.25">
            <text:p>0.25</text:p>
          </table:table-cell>
          <table:table-cell table:style-name="ce2" office:value-type="float" office:value="0.3">
            <text:p>0.3</text:p>
          </table:table-cell>
          <table:table-cell table:number-columns-repeated="3" table:style-name="ce2" office:value-type="float" office:value="0.55">
            <text:p>0.55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15">
            <text:p>0.15</text:p>
          </table:table-cell>
          <table:table-cell table:style-name="ce2" office:value-type="float" office:value="0.36">
            <text:p>0.36</text:p>
          </table:table-cell>
          <table:table-cell table:number-columns-repeated="8" table:style-name="ce2" office:value-type="float" office:value="0.3">
            <text:p>0.3</text:p>
          </table:table-cell>
          <table:table-cell table:number-columns-repeated="2" table:style-name="ce2" office:value-type="float" office:value="0.22">
            <text:p>0.22</text:p>
          </table:table-cell>
          <table:table-cell table:number-columns-repeated="2" table:style-name="ce2" office:value-type="float" office:value="0.15">
            <text:p>0.15</text:p>
          </table:table-cell>
          <table:table-cell table:style-name="ce2" table:formula="of:=[.AJ22]" office:value-type="float" office:value="0.15">
            <text:p>0.15</text:p>
          </table:table-cell>
          <table:table-cell table:number-columns-repeated="3" table:style-name="ce2" office:value-type="float" office:value="0.5">
            <text:p>0.5</text:p>
          </table:table-cell>
          <table:table-cell table:style-name="ce2" table:number-columns-repeated="980"/>
        </table:table-row>
        <table:table-row table:style-name="ro2">
          <table:table-cell table:style-name="ce2" office:value-type="string">
            <text:p>Beta_y at the I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beta_y</text:p>
          </table:table-cell>
          <table:table-cell table:style-name="ce2" office:value-type="float" office:value="0.55">
            <text:p>0.55</text:p>
          </table:table-cell>
          <table:table-cell table:number-columns-repeated="3" table:style-name="ce2" office:value-type="float" office:value="1.2">
            <text:p>1.2</text:p>
          </table:table-cell>
          <table:table-cell table:number-columns-repeated="8" table:style-name="ce2" office:value-type="float" office:value="0.6">
            <text:p>0.6</text:p>
          </table:table-cell>
          <table:table-cell table:style-name="ce2" office:value-type="float" office:value="0.4">
            <text:p>0.4</text:p>
          </table:table-cell>
          <table:table-cell table:number-columns-repeated="2" table:style-name="ce2" office:value-type="float" office:value="0.25">
            <text:p>0.25</text:p>
          </table:table-cell>
          <table:table-cell table:style-name="ce2" office:value-type="float" office:value="0.3">
            <text:p>0.3</text:p>
          </table:table-cell>
          <table:table-cell table:number-columns-repeated="3" table:style-name="ce2" office:value-type="float" office:value="0.55">
            <text:p>0.55</text:p>
          </table:table-cell>
          <table:table-cell table:style-name="ce2" office:value-type="float" office:value="0.075">
            <text:p>0.075</text:p>
          </table:table-cell>
          <table:table-cell table:style-name="ce2" office:value-type="float" office:value="0.15">
            <text:p>0.15</text:p>
          </table:table-cell>
          <table:table-cell table:style-name="ce2" office:value-type="float" office:value="0.1">
            <text:p>0.1</text:p>
          </table:table-cell>
          <table:table-cell table:number-columns-repeated="8" table:style-name="ce2" office:value-type="float" office:value="0.075">
            <text:p>0.075</text:p>
          </table:table-cell>
          <table:table-cell table:number-columns-repeated="2" table:style-name="ce2" office:value-type="float" office:value="0.22">
            <text:p>0.22</text:p>
          </table:table-cell>
          <table:table-cell table:number-columns-repeated="2" table:style-name="ce2" office:value-type="float" office:value="0.15">
            <text:p>0.15</text:p>
          </table:table-cell>
          <table:table-cell table:style-name="ce2" table:formula="of:=[.AJ23]" office:value-type="float" office:value="0.15">
            <text:p>0.1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25">
            <text:p>0.25</text:p>
          </table:table-cell>
          <table:table-cell table:style-name="ce2" office:value-type="float" office:value="0.1">
            <text:p>0.1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Beam separation in sigma</text:p>
          </table:table-cell>
          <table:table-cell table:style-name="ce2"/>
          <table:table-cell table:style-name="ce2" office:value-type="string">
            <text:p>d_sep</text:p>
          </table:table-cell>
          <table:table-cell table:number-columns-repeated="16" table:style-name="ce2" office:value-type="float" office:value="10">
            <text:p>10</text:p>
          </table:table-cell>
          <table:table-cell table:number-columns-repeated="3" table:style-name="ce2" office:value-type="float" office:value="9.8">
            <text:p>9.8</text:p>
          </table:table-cell>
          <table:table-cell table:number-columns-repeated="3" table:style-name="ce2" office:value-type="float" office:value="10">
            <text:p>10</text:p>
          </table:table-cell>
          <table:table-cell table:number-columns-repeated="2" table:style-name="ce2" office:value-type="float" office:value="13">
            <text:p>13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9">
            <text:p>29</text:p>
          </table:table-cell>
          <table:table-cell table:number-columns-repeated="3" table:style-name="ce2" office:value-type="float" office:value="10">
            <text:p>10</text:p>
          </table:table-cell>
          <table:table-cell table:number-columns-repeated="2" table:style-name="ce2" office:value-type="float" office:value="12">
            <text:p>12</text:p>
          </table:table-cell>
          <table:table-cell table:style-name="ce2" table:formula="of:=[.AJ24]" office:value-type="float" office:value="12">
            <text:p>12</text:p>
          </table:table-cell>
          <table:table-cell table:style-name="ce2" table:formula="of:=[.AL24]" office:value-type="float" office:value="12">
            <text:p>12</text:p>
          </table:table-cell>
          <table:table-cell table:number-columns-repeated="2" table:style-name="ce2" office:value-type="float" office:value="10">
            <text:p>10</text:p>
          </table:table-cell>
          <table:table-cell table:number-columns-repeated="980"/>
        </table:table-row>
        <table:table-row table:style-name="ro2">
          <table:table-cell office:value-type="string">
            <text:p>Full crossing angle</text:p>
          </table:table-cell>
          <table:table-cell office:value-type="string">
            <text:p>rad</text:p>
          </table:table-cell>
          <table:table-cell office:value-type="string">
            <text:p>c_angle</text:p>
          </table:table-cell>
          <table:table-cell table:style-name="ce10" table:formula="of:='d_sep'*SQRT('emit'/'beta_x')" office:value-type="float" office:value="0.000302308006007617">
            <text:p>0.000302</text:p>
          </table:table-cell>
          <table:table-cell table:style-name="ce10" table:formula="of:='d_sep'*SQRT('emit'/'beta_x')" office:value-type="float" office:value="0.000289437883743579">
            <text:p>0.000289</text:p>
          </table:table-cell>
          <table:table-cell table:style-name="ce10" table:formula="of:='d_sep'*SQRT('emit'/'beta_x')" office:value-type="float" office:value="0.000289437883743579">
            <text:p>0.000289</text:p>
          </table:table-cell>
          <table:table-cell table:style-name="ce10" table:formula="of:='d_sep'*SQRT('emit'/'beta_x')" office:value-type="float" office:value="0.000236325042467589">
            <text:p>0.000236</text:p>
          </table:table-cell>
          <table:table-cell table:style-name="ce10" table:formula="of:='d_sep'*SQRT('emit'/'beta_x')" office:value-type="float" office:value="0.000334214080186062">
            <text:p>0.000334</text:p>
          </table:table-cell>
          <table:table-cell table:style-name="ce10" table:formula="of:='d_sep'*SQRT('emit'/'beta_x')" office:value-type="float" office:value="0.000289437879843458">
            <text:p>0.000289</text:p>
          </table:table-cell>
          <table:table-cell table:style-name="ce10" table:formula="of:='d_sep'*SQRT('emit'/'beta_x')" office:value-type="float" office:value="0.000289437879843437">
            <text:p>0.000289</text:p>
          </table:table-cell>
          <table:table-cell table:style-name="ce10" table:formula="of:='d_sep'*SQRT('emit'/'beta_x')" office:value-type="float" office:value="0.000289437879843458">
            <text:p>0.000289</text:p>
          </table:table-cell>
          <table:table-cell table:style-name="ce10" table:formula="of:='d_sep'*SQRT('emit'/'beta_x')" office:value-type="float" office:value="0.000289437879843437">
            <text:p>0.000289</text:p>
          </table:table-cell>
          <table:table-cell table:style-name="ce10" table:formula="of:='d_sep'*SQRT('emit'/'beta_x')" office:value-type="float" office:value="0.000289437879843458">
            <text:p>0.000289</text:p>
          </table:table-cell>
          <table:table-cell table:style-name="ce10" table:formula="of:='d_sep'*SQRT('emit'/'beta_x')" office:value-type="float" office:value="0.000289437879843437">
            <text:p>0.000289</text:p>
          </table:table-cell>
          <table:table-cell table:style-name="ce10" table:formula="of:='d_sep'*SQRT('emit'/'beta_x')" office:value-type="float" office:value="0.000236325039283154">
            <text:p>0.000236</text:p>
          </table:table-cell>
          <table:table-cell table:style-name="ce10" table:formula="of:='d_sep'*SQRT('emit'/'beta_x')" office:value-type="float" office:value="0.000289437879843396">
            <text:p>0.000289</text:p>
          </table:table-cell>
          <table:table-cell table:style-name="ce10" table:formula="of:='d_sep'*SQRT('emit'/'beta_x')" office:value-type="float" office:value="0.000366113176574108">
            <text:p>0.000366</text:p>
          </table:table-cell>
          <table:table-cell table:style-name="ce10" table:formula="of:='d_sep'*SQRT('emit'/'beta_x')" office:value-type="float" office:value="0.000366113176574108">
            <text:p>0.000366</text:p>
          </table:table-cell>
          <table:table-cell table:style-name="ce10" table:formula="of:='d_sep'*SQRT('emit'/'beta_x')" office:value-type="float" office:value="0.000353698931565305">
            <text:p>0.000354</text:p>
          </table:table-cell>
          <table:table-cell table:style-name="ce10" table:formula="of:='d_sep'*SQRT('emit'/'beta_x')" office:value-type="float" office:value="0.000296261845887401">
            <text:p>0.000296</text:p>
          </table:table-cell>
          <table:table-cell table:style-name="ce10" table:formula="of:='d_sep'*SQRT('emit'/'beta_x')" office:value-type="float" office:value="0.000296261845887401">
            <text:p>0.000296</text:p>
          </table:table-cell>
          <table:table-cell table:style-name="ce10" table:formula="of:='d_sep'*SQRT('emit'/'beta_x')" office:value-type="float" office:value="0.000296261845887401">
            <text:p>0.000296</text:p>
          </table:table-cell>
          <table:table-cell table:style-name="ce10" table:formula="of:='d_sep'*SQRT('emit'/'beta_x')" office:value-type="float" office:value="0.000409326975139045">
            <text:p>0.000409</text:p>
          </table:table-cell>
          <table:table-cell table:style-name="ce10" table:formula="of:='d_sep'*SQRT('emit'/'beta_x')" office:value-type="float" office:value="0.000578875759686792">
            <text:p>0.000579</text:p>
          </table:table-cell>
          <table:table-cell table:style-name="ce10" table:formula="of:='d_sep'*SQRT('emit'/'beta_x')" office:value-type="float" office:value="0.000373662696131685">
            <text:p>0.000374</text:p>
          </table:table-cell>
          <table:table-cell table:style-name="ce10" table:formula="of:='d_sep'*SQRT('emit'/'beta_x')" office:value-type="float" office:value="0.000532125067680759">
            <text:p>0.000532</text:p>
          </table:table-cell>
          <table:table-cell table:style-name="ce10" table:formula="of:='d_sep'*SQRT('emit'/'beta_x')" office:value-type="float" office:value="0.000434478298387274">
            <text:p>0.000434</text:p>
          </table:table-cell>
          <table:table-cell table:style-name="ce10" table:formula="of:='d_sep'*SQRT('emit'/'beta_x')" office:value-type="float" office:value="0.000946422035348852">
            <text:p>0.000946</text:p>
          </table:table-cell>
          <table:table-cell table:style-name="ce10" table:formula="of:='d_sep'*SQRT('emit'/'beta_x')" office:value-type="float" office:value="0.000455684683686484">
            <text:p>0.000456</text:p>
          </table:table-cell>
          <table:table-cell table:style-name="ce10" table:formula="of:='d_sep'*SQRT('emit'/'beta_x')" office:value-type="float" office:value="0.000946422035348852">
            <text:p>0.000946</text:p>
          </table:table-cell>
          <table:table-cell table:style-name="ce10" table:formula="of:='d_sep'*SQRT('emit'/'beta_x')" office:value-type="float" office:value="0.000455684683686484">
            <text:p>0.000456</text:p>
          </table:table-cell>
          <table:table-cell table:style-name="ce10" table:formula="of:='d_sep'*SQRT('emit'/'beta_x')" office:value-type="float" office:value="0.000844947121217193">
            <text:p>0.000845</text:p>
          </table:table-cell>
          <table:table-cell table:style-name="ce10" table:formula="of:='d_sep'*SQRT('emit'/'beta_x')" office:value-type="float" office:value="0.000306312260026968">
            <text:p>0.000306</text:p>
          </table:table-cell>
          <table:table-cell table:style-name="ce10" table:formula="of:='d_sep'*SQRT('emit'/'beta_x')" office:value-type="float" office:value="0.000340236435382708">
            <text:p>0.000340</text:p>
          </table:table-cell>
          <table:table-cell table:style-name="ce10" table:formula="of:='d_sep'*SQRT('emit'/'beta_x')" office:value-type="float" office:value="0.000357695656522087">
            <text:p>0.000358</text:p>
          </table:table-cell>
          <table:table-cell table:style-name="ce10" table:formula="of:='d_sep'*SQRT('emit'/'beta_x')" office:value-type="float" office:value="0.000588590600654281">
            <text:p>0.000589</text:p>
          </table:table-cell>
          <table:table-cell table:style-name="ce10" table:formula="of:='d_sep'*SQRT('emit'/'beta_x')" office:value-type="float" office:value="0.000588590600654281">
            <text:p>0.000589</text:p>
          </table:table-cell>
          <table:table-cell table:style-name="ce10" table:formula="of:='d_sep'*SQRT('emit'/'beta_x')" office:value-type="float" office:value="0.000621314663609653">
            <text:p>0.000621</text:p>
          </table:table-cell>
          <table:table-cell table:style-name="ce10" table:formula="of:='d_sep'*SQRT('emit'/'beta_x')" office:value-type="float" office:value="0.000340308056567741">
            <text:p>0.000340</text:p>
          </table:table-cell>
          <table:table-cell table:style-name="ce10" table:formula="of:='d_sep'*SQRT('emit'/'beta_x')" office:value-type="float" office:value="0.000200528445409554">
            <text:p>0.000201</text:p>
          </table:table-cell>
          <table:table-cell table:style-name="ce10" table:formula="of:='d_sep'*SQRT('emit'/'beta_x')" office:value-type="float" office:value="0.000200528445409554">
            <text:p>0.000201</text:p>
          </table:table-cell>
          <table:table-cell table:number-columns-repeated="980"/>
        </table:table-row>
        <table:table-row table:style-name="ro2">
          <table:table-cell office:value-type="string">
            <text:p>Bunch distance</text:p>
          </table:table-cell>
          <table:table-cell office:value-type="string">
            <text:p>m</text:p>
          </table:table-cell>
          <table:table-cell office:value-type="string">
            <text:p>l_b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14.9896229">
            <text:p>14.99</text:p>
          </table:table-cell>
          <table:table-cell table:style-name="ce11" table:formula="of:='c'*'t_b'" office:value-type="float" office:value="7.49481145">
            <text:p>7.49</text:p>
          </table:table-cell>
          <table:table-cell table:style-name="ce11" table:formula="of:='c'*'t_b'" office:value-type="float" office:value="7.49481145">
            <text:p>7.49</text:p>
          </table:table-cell>
          <table:table-cell table:number-columns-repeated="980"/>
        </table:table-row>
        <table:table-row table:style-name="ro1">
          <table:table-cell office:value-type="string">
            <text:p>Common pipe length</text:p>
          </table:table-cell>
          <table:table-cell office:value-type="string">
            <text:p>m</text:p>
          </table:table-cell>
          <table:table-cell office:value-type="string">
            <text:p>l_sep</text:p>
          </table:table-cell>
          <table:table-cell table:number-columns-repeated="38" office:value-type="float" office:value="90">
            <text:p>90</text:p>
          </table:table-cell>
          <table:table-cell table:number-columns-repeated="980"/>
        </table:table-row>
        <table:table-row table:style-name="ro2">
          <table:table-cell office:value-type="string">
            <text:p>parasitic collisions</text:p>
          </table:table-cell>
          <table:table-cell/>
          <table:table-cell office:value-type="string">
            <text:p>n_par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12">
            <text:p>12</text:p>
          </table:table-cell>
          <table:table-cell table:formula="of:=ROUND(INT(2*'l_sep'/'l_b'))" office:value-type="float" office:value="24">
            <text:p>24</text:p>
          </table:table-cell>
          <table:table-cell table:formula="of:=ROUND(INT(2*'l_sep'/'l_b'))" office:value-type="float" office:value="24">
            <text:p>24</text:p>
          </table:table-cell>
          <table:table-cell table:number-columns-repeated="980"/>
        </table:table-row>
        <table:table-row table:style-name="ro2">
          <table:table-cell office:value-type="string">
            <text:p>RMS beam size at the IP</text:p>
          </table:table-cell>
          <table:table-cell office:value-type="string">
            <text:p>MV</text:p>
          </table:table-cell>
          <table:table-cell office:value-type="string">
            <text:p>sigma_x</text:p>
          </table:table-cell>
          <table:table-cell table:style-name="ce10" table:formula="of:=SQRT('emit'*'beta_x')" office:value-type="float" office:value="0.0000166269403304189">
            <text:p>0.000017</text:p>
          </table:table-cell>
          <table:table-cell table:style-name="ce10" table:formula="of:=SQRT('emit'*'beta_x')" office:value-type="float" office:value="0.0000347325460492295">
            <text:p>0.000035</text:p>
          </table:table-cell>
          <table:table-cell table:style-name="ce10" table:formula="of:=SQRT('emit'*'beta_x')" office:value-type="float" office:value="0.0000347325460492295">
            <text:p>0.000035</text:p>
          </table:table-cell>
          <table:table-cell table:style-name="ce10" table:formula="of:=SQRT('emit'*'beta_x')" office:value-type="float" office:value="0.0000283590050961107">
            <text:p>0.000028</text:p>
          </table:table-cell>
          <table:table-cell table:style-name="ce10" table:formula="of:=SQRT('emit'*'beta_x')" office:value-type="float" office:value="0.0000200528448111637">
            <text:p>0.000020</text:p>
          </table:table-cell>
          <table:table-cell table:style-name="ce10" table:formula="of:=SQRT('emit'*'beta_x')" office:value-type="float" office:value="0.0000173662727906075">
            <text:p>0.000017</text:p>
          </table:table-cell>
          <table:table-cell table:style-name="ce10" table:formula="of:=SQRT('emit'*'beta_x')" office:value-type="float" office:value="0.0000173662727906062">
            <text:p>0.000017</text:p>
          </table:table-cell>
          <table:table-cell table:style-name="ce10" table:formula="of:=SQRT('emit'*'beta_x')" office:value-type="float" office:value="0.0000173662727906075">
            <text:p>0.000017</text:p>
          </table:table-cell>
          <table:table-cell table:style-name="ce10" table:formula="of:=SQRT('emit'*'beta_x')" office:value-type="float" office:value="0.0000173662727906062">
            <text:p>0.000017</text:p>
          </table:table-cell>
          <table:table-cell table:style-name="ce10" table:formula="of:=SQRT('emit'*'beta_x')" office:value-type="float" office:value="0.0000173662727906075">
            <text:p>0.000017</text:p>
          </table:table-cell>
          <table:table-cell table:style-name="ce10" table:formula="of:=SQRT('emit'*'beta_x')" office:value-type="float" office:value="0.0000173662727906062">
            <text:p>0.000017</text:p>
          </table:table-cell>
          <table:table-cell table:style-name="ce10" table:formula="of:=SQRT('emit'*'beta_x')" office:value-type="float" office:value="0.0000141795023569892">
            <text:p>0.000014</text:p>
          </table:table-cell>
          <table:table-cell table:style-name="ce10" table:formula="of:=SQRT('emit'*'beta_x')" office:value-type="float" office:value="0.0000115775151937358">
            <text:p>0.000012</text:p>
          </table:table-cell>
          <table:table-cell table:style-name="ce10" table:formula="of:=SQRT('emit'*'beta_x')" office:value-type="float" office:value="0.00000915282941435271">
            <text:p>0.000009</text:p>
          </table:table-cell>
          <table:table-cell table:style-name="ce10" table:formula="of:=SQRT('emit'*'beta_x')" office:value-type="float" office:value="0.00000915282941435271">
            <text:p>0.000009</text:p>
          </table:table-cell>
          <table:table-cell table:style-name="ce10" table:formula="of:=SQRT('emit'*'beta_x')" office:value-type="float" office:value="0.0000106109679469592">
            <text:p>0.000011</text:p>
          </table:table-cell>
          <table:table-cell table:style-name="ce10" table:formula="of:=SQRT('emit'*'beta_x')" office:value-type="float" office:value="0.0000166269403304154">
            <text:p>0.000017</text:p>
          </table:table-cell>
          <table:table-cell table:style-name="ce10" table:formula="of:=SQRT('emit'*'beta_x')" office:value-type="float" office:value="0.0000166269403304154">
            <text:p>0.000017</text:p>
          </table:table-cell>
          <table:table-cell table:style-name="ce10" table:formula="of:=SQRT('emit'*'beta_x')" office:value-type="float" office:value="0.0000166269403304154">
            <text:p>0.000017</text:p>
          </table:table-cell>
          <table:table-cell table:style-name="ce10" table:formula="of:=SQRT('emit'*'beta_x')" office:value-type="float" office:value="0.0000122798092541714">
            <text:p>0.000012</text:p>
          </table:table-cell>
          <table:table-cell table:style-name="ce10" table:formula="of:=SQRT('emit'*'beta_x')" office:value-type="float" office:value="0.00000868313639530188">
            <text:p>0.000009</text:p>
          </table:table-cell>
          <table:table-cell table:style-name="ce10" table:formula="of:=SQRT('emit'*'beta_x')" office:value-type="float" office:value="0.0000134518570607407">
            <text:p>0.000013</text:p>
          </table:table-cell>
          <table:table-cell table:style-name="ce10" table:formula="of:=SQRT('emit'*'beta_x')" office:value-type="float" office:value="0.0000122798092541714">
            <text:p>0.000012</text:p>
          </table:table-cell>
          <table:table-cell table:style-name="ce10" table:formula="of:=SQRT('emit'*'beta_x')" office:value-type="float" office:value="0.0000100264222704756">
            <text:p>0.000010</text:p>
          </table:table-cell>
          <table:table-cell table:style-name="ce10" table:formula="of:=SQRT('emit'*'beta_x')" office:value-type="float" office:value="0.000010515800392765">
            <text:p>0.000011</text:p>
          </table:table-cell>
          <table:table-cell table:style-name="ce10" table:formula="of:=SQRT('emit'*'beta_x')" office:value-type="float" office:value="0.000010515800392765">
            <text:p>0.000011</text:p>
          </table:table-cell>
          <table:table-cell table:style-name="ce10" table:formula="of:=SQRT('emit'*'beta_x')" office:value-type="float" office:value="0.000010515800392765">
            <text:p>0.000011</text:p>
          </table:table-cell>
          <table:table-cell table:style-name="ce10" table:formula="of:=SQRT('emit'*'beta_x')" office:value-type="float" office:value="0.000010515800392765">
            <text:p>0.000011</text:p>
          </table:table-cell>
          <table:table-cell table:style-name="ce10" table:formula="of:=SQRT('emit'*'beta_x')" office:value-type="float" office:value="0.00000874083228845372">
            <text:p>0.000009</text:p>
          </table:table-cell>
          <table:table-cell table:style-name="ce10" table:formula="of:=SQRT('emit'*'beta_x')" office:value-type="float" office:value="0.00000918936780080905">
            <text:p>0.000009</text:p>
          </table:table-cell>
          <table:table-cell table:style-name="ce10" table:formula="of:=SQRT('emit'*'beta_x')" office:value-type="float" office:value="0.00000748520157841959">
            <text:p>0.000007</text:p>
          </table:table-cell>
          <table:table-cell table:style-name="ce10" table:formula="of:=SQRT('emit'*'beta_x')" office:value-type="float" office:value="0.00000786930444348591">
            <text:p>0.000008</text:p>
          </table:table-cell>
          <table:table-cell table:style-name="ce10" table:formula="of:=SQRT('emit'*'beta_x')" office:value-type="float" office:value="0.00000735738250817852">
            <text:p>0.000007</text:p>
          </table:table-cell>
          <table:table-cell table:style-name="ce10" table:formula="of:=SQRT('emit'*'beta_x')" office:value-type="float" office:value="0.00000735738250817852">
            <text:p>0.000007</text:p>
          </table:table-cell>
          <table:table-cell table:style-name="ce10" table:formula="of:=SQRT('emit'*'beta_x')" office:value-type="float" office:value="0.00000776643329512066">
            <text:p>0.000008</text:p>
          </table:table-cell>
          <table:table-cell table:style-name="ce10" table:formula="of:=SQRT('emit'*'beta_x')" office:value-type="float" office:value="0.0000141795023569892">
            <text:p>0.000014</text:p>
          </table:table-cell>
          <table:table-cell table:style-name="ce10" table:formula="of:=SQRT('emit'*'beta_x')" office:value-type="float" office:value="0.0000100264222704777">
            <text:p>0.000010</text:p>
          </table:table-cell>
          <table:table-cell table:style-name="ce10" table:formula="of:=SQRT('emit'*'beta_x')" office:value-type="float" office:value="0.0000100264222704777">
            <text:p>0.000010</text:p>
          </table:table-cell>
          <table:table-cell table:number-columns-repeated="980"/>
        </table:table-row>
        <table:table-row table:style-name="ro1">
          <table:table-cell office:value-type="string">
            <text:p>Voltage crabs</text:p>
          </table:table-cell>
          <table:table-cell office:value-type="string">
            <text:p>V</text:p>
          </table:table-cell>
          <table:table-cell office:value-type="string">
            <text:p>vcrab</text:p>
          </table:table-cell>
          <table:table-cell table:style-name="ce10" table:number-columns-repeated="32"/>
          <table:table-cell table:style-name="ce10" table:formula="of:='c'*'E_coll'/4/'pi'/24/400000000*'c_angle'/1000000" office:value-type="float" office:value="9.50749892490996">
            <text:p>9.507499</text:p>
          </table:table-cell>
          <table:table-cell table:style-name="ce10" table:formula="of:='c'*'E_coll'/4/'pi'/24/400000000*'c_angle'/1000000" office:value-type="float" office:value="9.50749892490995">
            <text:p>9.507499</text:p>
          </table:table-cell>
          <table:table-cell table:style-name="ce10" table:formula="of:='c'*'E_coll'/4/'pi'/24/400000000*'c_angle'/1000000" office:value-type="float" office:value="10.8080973896031">
            <text:p>10.808097</text:p>
          </table:table-cell>
          <table:table-cell table:style-name="ce10" table:formula="of:='c'*'E_coll'/4/'pi'/24/400000000*'c_angle'/1000000" office:value-type="float" office:value="5.91983874399831">
            <text:p>5.919839</text:p>
          </table:table-cell>
          <table:table-cell table:style-name="ce10" table:formula="of:='c'*'E_coll'/4/'pi'/24/400000000*'c_angle'/1000000" office:value-type="float" office:value="3.48829843284338">
            <text:p>3.488298</text:p>
          </table:table-cell>
          <table:table-cell table:style-name="ce10" table:formula="of:='c'*'E_coll'/4/'pi'/24/400000000*'c_angle'/1000000" office:value-type="float" office:value="3.48829843284338">
            <text:p>3.488298</text:p>
          </table:table-cell>
          <table:table-cell table:number-columns-repeated="980"/>
        </table:table-row>
        <table:table-row table:style-name="ro1">
          <table:table-cell office:value-type="string">
            <text:p>Voltage limit</text:p>
          </table:table-cell>
          <table:table-cell office:value-type="string">
            <text:p>V</text:p>
          </table:table-cell>
          <table:table-cell office:value-type="string">
            <text:p>vcrabmax</text:p>
          </table:table-cell>
          <table:table-cell table:style-name="ce10" table:number-columns-repeated="32"/>
          <table:table-cell table:number-columns-repeated="6" table:style-name="ce10" office:value-type="float" office:value="0">
            <text:p>0.000000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Crabs</text:p>
          </table:table-cell>
          <table:table-cell table:style-name="ce2" office:value-type="string">
            <text:p>bool</text:p>
          </table:table-cell>
          <table:table-cell table:style-name="ce2" office:value-type="string">
            <text:p>on_crab</text:p>
          </table:table-cell>
          <table:table-cell table:style-name="ce12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style-name="ce12" table:formula="of:=0" office:value-type="float" office:value="0">
            <text:p>0.00</text:p>
          </table:table-cell>
          <table:table-cell table:number-columns-repeated="17" table:style-name="ce12" office:value-type="float" office:value="0">
            <text:p>0.00</text:p>
          </table:table-cell>
          <table:table-cell table:style-name="ce12" office:value-type="float" office:value="-0.4">
            <text:p>-0.40</text:p>
          </table:table-cell>
          <table:table-cell table:style-name="ce12" office:value-type="float" office:value="0.8">
            <text:p>0.80</text:p>
          </table:table-cell>
          <table:table-cell table:style-name="ce12" table:formula="of:=IF([.AJ30]&gt;[.AJ31];[.AJ31]/[.AJ30];1)" office:value-type="float" office:value="0">
            <text:p>0.00</text:p>
          </table:table-cell>
          <table:table-cell table:style-name="ce12" office:value-type="float" office:value="1">
            <text:p>1.00</text:p>
          </table:table-cell>
          <table:table-cell table:style-name="ce12" table:formula="of:=IF([.AL30]&gt;[.AL31];[.AL31]/[.AL30];1)" office:value-type="float" office:value="0">
            <text:p>0.00</text:p>
          </table:table-cell>
          <table:table-cell table:style-name="ce12" table:formula="of:=IF([.AM30]&gt;[.AM31];[.AM31]/[.AM30];1)" office:value-type="float" office:value="0">
            <text:p>0.00</text:p>
          </table:table-cell>
          <table:table-cell table:style-name="ce12" table:formula="of:=IF([.AN30]&gt;[.AN31];[.AN31]/[.AN30];1)" office:value-type="float" office:value="0">
            <text:p>0.00</text:p>
          </table:table-cell>
          <table:table-cell table:style-name="ce12" table:formula="of:=IF([.AO30]&gt;[.AO31];[.AO31]/[.AO30];1)" office:value-type="float" office:value="0">
            <text:p>0.00</text:p>
          </table:table-cell>
          <table:table-cell table:style-name="ce2" table:number-columns-repeated="980"/>
        </table:table-row>
        <table:table-row table:style-name="ro1">
          <table:table-cell office:value-type="string">
            <text:p>Piwinski parameter</text:p>
          </table:table-cell>
          <table:table-cell/>
          <table:table-cell office:value-type="string">
            <text:p>p_piw</text:p>
          </table:table-cell>
          <table:table-cell table:style-name="ce13" table:formula="of:='sigma_z'*'c_angle'/(2*'sigma_x')*(1-'on_crab')" office:value-type="float" office:value="0.681818181818182">
            <text:p>0.682</text:p>
          </table:table-cell>
          <table:table-cell table:style-name="ce13" table:formula="of:='sigma_z'*'c_angle'/(2*'sigma_x')*(1-'on_crab')" office:value-type="float" office:value="0.3125">
            <text:p>0.313</text:p>
          </table:table-cell>
          <table:table-cell table:style-name="ce13" table:formula="of:='sigma_z'*'c_angle'/(2*'sigma_x')*(1-'on_crab')" office:value-type="float" office:value="0.3125">
            <text:p>0.313</text:p>
          </table:table-cell>
          <table:table-cell table:style-name="ce13" table:formula="of:='sigma_z'*'c_angle'/(2*'sigma_x')*(1-'on_crab')" office:value-type="float" office:value="0.3125">
            <text:p>0.313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625">
            <text:p>0.625</text:p>
          </table:table-cell>
          <table:table-cell table:style-name="ce13" table:formula="of:='sigma_z'*'c_angle'/(2*'sigma_x')*(1-'on_crab')" office:value-type="float" office:value="0.9375">
            <text:p>0.938</text:p>
          </table:table-cell>
          <table:table-cell table:style-name="ce13" table:formula="of:='sigma_z'*'c_angle'/(2*'sigma_x')*(1-'on_crab')" office:value-type="float" office:value="1.5">
            <text:p>1.500</text:p>
          </table:table-cell>
          <table:table-cell table:style-name="ce13" table:formula="of:='sigma_z'*'c_angle'/(2*'sigma_x')*(1-'on_crab')" office:value-type="float" office:value="1.5">
            <text:p>1.500</text:p>
          </table:table-cell>
          <table:table-cell table:style-name="ce13" table:formula="of:='sigma_z'*'c_angle'/(2*'sigma_x')*(1-'on_crab')" office:value-type="float" office:value="1.25">
            <text:p>1.250</text:p>
          </table:table-cell>
          <table:table-cell table:style-name="ce13" table:formula="of:='sigma_z'*'c_angle'/(2*'sigma_x')*(1-'on_crab')" office:value-type="float" office:value="0.668181818181818">
            <text:p>0.668</text:p>
          </table:table-cell>
          <table:table-cell table:style-name="ce13" table:formula="of:='sigma_z'*'c_angle'/(2*'sigma_x')*(1-'on_crab')" office:value-type="float" office:value="0.668181818181818">
            <text:p>0.668</text:p>
          </table:table-cell>
          <table:table-cell table:style-name="ce13" table:formula="of:='sigma_z'*'c_angle'/(2*'sigma_x')*(1-'on_crab')" office:value-type="float" office:value="0.668181818181818">
            <text:p>0.668</text:p>
          </table:table-cell>
          <table:table-cell table:style-name="ce13" table:formula="of:='sigma_z'*'c_angle'/(2*'sigma_x')*(1-'on_crab')" office:value-type="float" office:value="1.25">
            <text:p>1.250</text:p>
          </table:table-cell>
          <table:table-cell table:style-name="ce13" table:formula="of:='sigma_z'*'c_angle'/(2*'sigma_x')*(1-'on_crab')" office:value-type="float" office:value="2.5">
            <text:p>2.500</text:p>
          </table:table-cell>
          <table:table-cell table:style-name="ce13" table:formula="of:='sigma_z'*'c_angle'/(2*'sigma_x')*(1-'on_crab')" office:value-type="float" office:value="1.04166666666667">
            <text:p>1.042</text:p>
          </table:table-cell>
          <table:table-cell table:style-name="ce13" table:formula="of:='sigma_z'*'c_angle'/(2*'sigma_x')*(1-'on_crab')" office:value-type="float" office:value="1.3">
            <text:p>1.300</text:p>
          </table:table-cell>
          <table:table-cell table:style-name="ce13" table:formula="of:='sigma_z'*'c_angle'/(2*'sigma_x')*(1-'on_crab')" office:value-type="float" office:value="1.3">
            <text:p>1.300</text:p>
          </table:table-cell>
          <table:table-cell table:style-name="ce13" table:formula="of:='sigma_z'*'c_angle'/(2*'sigma_x')*(1-'on_crab')" office:value-type="float" office:value="2.7">
            <text:p>2.700</text:p>
          </table:table-cell>
          <table:table-cell table:style-name="ce13" table:formula="of:='sigma_z'*'c_angle'/(2*'sigma_x')*(1-'on_crab')" office:value-type="float" office:value="1.3">
            <text:p>1.300</text:p>
          </table:table-cell>
          <table:table-cell table:style-name="ce13" table:formula="of:='sigma_z'*'c_angle'/(2*'sigma_x')*(1-'on_crab')" office:value-type="float" office:value="3.825">
            <text:p>3.825</text:p>
          </table:table-cell>
          <table:table-cell table:style-name="ce13" table:formula="of:='sigma_z'*'c_angle'/(2*'sigma_x')*(1-'on_crab')" office:value-type="float" office:value="1.84166666666667">
            <text:p>1.842</text:p>
          </table:table-cell>
          <table:table-cell table:style-name="ce13" table:formula="of:='sigma_z'*'c_angle'/(2*'sigma_x')*(1-'on_crab')" office:value-type="float" office:value="3.625">
            <text:p>3.625</text:p>
          </table:table-cell>
          <table:table-cell table:style-name="ce13" table:formula="of:='sigma_z'*'c_angle'/(2*'sigma_x')*(1-'on_crab')" office:value-type="float" office:value="1.25">
            <text:p>1.250</text:p>
          </table:table-cell>
          <table:table-cell table:style-name="ce13" table:formula="of:='sigma_z'*'c_angle'/(2*'sigma_x')*(1-'on_crab')" office:value-type="float" office:value="2.38636363636364">
            <text:p>2.386</text:p>
          </table:table-cell>
          <table:table-cell table:style-name="ce13" table:formula="of:='sigma_z'*'c_angle'/(2*'sigma_x')*(1-'on_crab')" office:value-type="float" office:value="0.340909090909091">
            <text:p>0.341</text:p>
          </table:table-cell>
          <table:table-cell table:style-name="ce13" table:formula="of:='sigma_z'*'c_angle'/(2*'sigma_x')*(1-'on_crab')" office:value-type="float" office:value="3">
            <text:p>3.000</text:p>
          </table:table-cell>
          <table:table-cell table:style-name="ce13" table:formula="of:='sigma_z'*'c_angle'/(2*'sigma_x')*(1-'on_crab')" office:value-type="float" office:value="0">
            <text:p>0.000</text:p>
          </table:table-cell>
          <table:table-cell table:style-name="ce13" table:formula="of:='sigma_z'*'c_angle'/(2*'sigma_x')*(1-'on_crab')" office:value-type="float" office:value="3">
            <text:p>3.000</text:p>
          </table:table-cell>
          <table:table-cell table:style-name="ce13" table:formula="of:='sigma_z'*'c_angle'/(2*'sigma_x')*(1-'on_crab')" office:value-type="float" office:value="0.9">
            <text:p>0.900</text:p>
          </table:table-cell>
          <table:table-cell table:style-name="ce13" table:formula="of:='sigma_z'*'c_angle'/(2*'sigma_x')*(1-'on_crab')" office:value-type="float" office:value="0.75">
            <text:p>0.750</text:p>
          </table:table-cell>
          <table:table-cell table:style-name="ce13" table:formula="of:='sigma_z'*'c_angle'/(2*'sigma_x')*(1-'on_crab')" office:value-type="float" office:value="0.9">
            <text:p>0.900</text:p>
          </table:table-cell>
          <table:table-cell table:number-columns-repeated="980"/>
        </table:table-row>
        <table:table-row table:style-name="ro1">
          <table:table-cell office:value-type="string">
            <text:p>Geometric factor</text:p>
          </table:table-cell>
          <table:table-cell/>
          <table:table-cell office:value-type="string">
            <text:p>F_geo</text:p>
          </table:table-cell>
          <table:table-cell table:style-name="ce13" table:formula="of:=1/SQRT(1+'p_piw'^2)" office:value-type="float" office:value="0.826227342807548">
            <text:p>0.826</text:p>
          </table:table-cell>
          <table:table-cell table:style-name="ce13" table:formula="of:=1/SQRT(1+'p_piw'^2)" office:value-type="float" office:value="0.95447997803503">
            <text:p>0.954</text:p>
          </table:table-cell>
          <table:table-cell table:style-name="ce13" table:formula="of:=1/SQRT(1+'p_piw'^2)" office:value-type="float" office:value="0.95447997803503">
            <text:p>0.954</text:p>
          </table:table-cell>
          <table:table-cell table:style-name="ce13" table:formula="of:=1/SQRT(1+'p_piw'^2)" office:value-type="float" office:value="0.95447997803503">
            <text:p>0.954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847998304005088">
            <text:p>0.848</text:p>
          </table:table-cell>
          <table:table-cell table:style-name="ce13" table:formula="of:=1/SQRT(1+'p_piw'^2)" office:value-type="float" office:value="0.729537204140085">
            <text:p>0.730</text:p>
          </table:table-cell>
          <table:table-cell table:style-name="ce13" table:formula="of:=1/SQRT(1+'p_piw'^2)" office:value-type="float" office:value="0.554700196225229">
            <text:p>0.555</text:p>
          </table:table-cell>
          <table:table-cell table:style-name="ce13" table:formula="of:=1/SQRT(1+'p_piw'^2)" office:value-type="float" office:value="0.554700196225229">
            <text:p>0.555</text:p>
          </table:table-cell>
          <table:table-cell table:style-name="ce13" table:formula="of:=1/SQRT(1+'p_piw'^2)" office:value-type="float" office:value="0.624695047554424">
            <text:p>0.625</text:p>
          </table:table-cell>
          <table:table-cell table:style-name="ce13" table:formula="of:=1/SQRT(1+'p_piw'^2)" office:value-type="float" office:value="0.831468390798866">
            <text:p>0.831</text:p>
          </table:table-cell>
          <table:table-cell table:style-name="ce13" table:formula="of:=1/SQRT(1+'p_piw'^2)" office:value-type="float" office:value="0.831468390798866">
            <text:p>0.831</text:p>
          </table:table-cell>
          <table:table-cell table:style-name="ce13" table:formula="of:=1/SQRT(1+'p_piw'^2)" office:value-type="float" office:value="0.831468390798866">
            <text:p>0.831</text:p>
          </table:table-cell>
          <table:table-cell table:style-name="ce13" table:formula="of:=1/SQRT(1+'p_piw'^2)" office:value-type="float" office:value="0.624695047554424">
            <text:p>0.625</text:p>
          </table:table-cell>
          <table:table-cell table:style-name="ce13" table:formula="of:=1/SQRT(1+'p_piw'^2)" office:value-type="float" office:value="0.371390676354104">
            <text:p>0.371</text:p>
          </table:table-cell>
          <table:table-cell table:style-name="ce13" table:formula="of:=1/SQRT(1+'p_piw'^2)" office:value-type="float" office:value="0.692531828189714">
            <text:p>0.693</text:p>
          </table:table-cell>
          <table:table-cell table:style-name="ce13" table:formula="of:=1/SQRT(1+'p_piw'^2)" office:value-type="float" office:value="0.609710760849692">
            <text:p>0.610</text:p>
          </table:table-cell>
          <table:table-cell table:style-name="ce13" table:formula="of:=1/SQRT(1+'p_piw'^2)" office:value-type="float" office:value="0.609710760849692">
            <text:p>0.610</text:p>
          </table:table-cell>
          <table:table-cell table:style-name="ce13" table:formula="of:=1/SQRT(1+'p_piw'^2)" office:value-type="float" office:value="0.347314355823594">
            <text:p>0.347</text:p>
          </table:table-cell>
          <table:table-cell table:style-name="ce13" table:formula="of:=1/SQRT(1+'p_piw'^2)" office:value-type="float" office:value="0.609710760849692">
            <text:p>0.610</text:p>
          </table:table-cell>
          <table:table-cell table:style-name="ce13" table:formula="of:=1/SQRT(1+'p_piw'^2)" office:value-type="float" office:value="0.252936688306412">
            <text:p>0.253</text:p>
          </table:table-cell>
          <table:table-cell table:style-name="ce13" table:formula="of:=1/SQRT(1+'p_piw'^2)" office:value-type="float" office:value="0.477179614238075">
            <text:p>0.477</text:p>
          </table:table-cell>
          <table:table-cell table:style-name="ce13" table:formula="of:=1/SQRT(1+'p_piw'^2)" office:value-type="float" office:value="0.265928998125813">
            <text:p>0.266</text:p>
          </table:table-cell>
          <table:table-cell table:style-name="ce13" table:formula="of:=1/SQRT(1+'p_piw'^2)" office:value-type="float" office:value="0.624695047554424">
            <text:p>0.625</text:p>
          </table:table-cell>
          <table:table-cell table:style-name="ce13" table:formula="of:=1/SQRT(1+'p_piw'^2)" office:value-type="float" office:value="0.386485692483642">
            <text:p>0.386</text:p>
          </table:table-cell>
          <table:table-cell table:style-name="ce13" table:formula="of:=1/SQRT(1+'p_piw'^2)" office:value-type="float" office:value="0.94651018817854">
            <text:p>0.947</text:p>
          </table:table-cell>
          <table:table-cell table:style-name="ce13" table:formula="of:=1/SQRT(1+'p_piw'^2)" office:value-type="float" office:value="0.316227766016838">
            <text:p>0.316</text:p>
          </table:table-cell>
          <table:table-cell table:style-name="ce13" table:formula="of:=1/SQRT(1+'p_piw'^2)" office:value-type="float" office:value="1">
            <text:p>1.000</text:p>
          </table:table-cell>
          <table:table-cell table:style-name="ce13" table:formula="of:=1/SQRT(1+'p_piw'^2)" office:value-type="float" office:value="0.316227766016838">
            <text:p>0.316</text:p>
          </table:table-cell>
          <table:table-cell table:style-name="ce13" table:formula="of:=1/SQRT(1+'p_piw'^2)" office:value-type="float" office:value="0.743294146247166">
            <text:p>0.743</text:p>
          </table:table-cell>
          <table:table-cell table:style-name="ce13" table:formula="of:=1/SQRT(1+'p_piw'^2)" office:value-type="float" office:value="0.8">
            <text:p>0.800</text:p>
          </table:table-cell>
          <table:table-cell table:style-name="ce13" table:formula="of:=1/SQRT(1+'p_piw'^2)" office:value-type="float" office:value="0.743294146247166">
            <text:p>0.743</text:p>
          </table:table-cell>
          <table:table-cell table:number-columns-repeated="980"/>
        </table:table-row>
        <table:table-row table:style-name="ro1">
          <table:table-cell office:value-type="string">
            <text:p>Tune shift head on coll</text:p>
          </table:table-cell>
          <table:table-cell/>
          <table:table-cell office:value-type="string">
            <text:p>deltaq_head</text:p>
          </table:table-cell>
          <table:table-cell table:style-name="ce14" table:formula="of:='ppb'*'r_p'/(4*'pi'*'emit'*'gamma_r')" office:value-type="float" office:value="0.00374523981677217">
            <text:p>0.00375</text:p>
          </table:table-cell>
          <table:table-cell table:style-name="ce14" table:formula="of:='ppb'*'r_p'/(4*'pi'*'emit'*'gamma_r')" office:value-type="float" office:value="0.00390807622522368">
            <text:p>0.00391</text:p>
          </table:table-cell>
          <table:table-cell table:style-name="ce14" table:formula="of:='ppb'*'r_p'/(4*'pi'*'emit'*'gamma_r')" office:value-type="float" office:value="0.00553644131906688">
            <text:p>0.00554</text:p>
          </table:table-cell>
          <table:table-cell table:style-name="ce14" table:formula="of:='ppb'*'r_p'/(4*'pi'*'emit'*'gamma_r')" office:value-type="float" office:value="0.00586211433783553">
            <text:p>0.00586</text:p>
          </table:table-cell>
          <table:table-cell table:style-name="ce14" table:formula="of:='ppb'*'r_p'/(4*'pi'*'emit'*'gamma_r')" office:value-type="float" office:value="0.00586211433783553">
            <text:p>0.00586</text:p>
          </table:table-cell>
          <table:table-cell table:style-name="ce14" table:formula="of:='ppb'*'r_p'/(4*'pi'*'emit'*'gamma_r')" office:value-type="float" office:value="0.00390807633054487">
            <text:p>0.00391</text:p>
          </table:table-cell>
          <table:table-cell table:style-name="ce14" table:formula="of:='ppb'*'r_p'/(4*'pi'*'emit'*'gamma_r')" office:value-type="float" office:value="0.0055364414682719">
            <text:p>0.00554</text:p>
          </table:table-cell>
          <table:table-cell table:style-name="ce14" table:formula="of:='ppb'*'r_p'/(4*'pi'*'emit'*'gamma_r')" office:value-type="float" office:value="0.00455942238563568">
            <text:p>0.00456</text:p>
          </table:table-cell>
          <table:table-cell table:style-name="ce14" table:formula="of:='ppb'*'r_p'/(4*'pi'*'emit'*'gamma_r')" office:value-type="float" office:value="0.00651346055090812">
            <text:p>0.00651</text:p>
          </table:table-cell>
          <table:table-cell table:style-name="ce14" table:formula="of:='ppb'*'r_p'/(4*'pi'*'emit'*'gamma_r')" office:value-type="float" office:value="0.00879317174372595">
            <text:p>0.00879</text:p>
          </table:table-cell>
          <table:table-cell table:style-name="ce14" table:formula="of:='ppb'*'r_p'/(4*'pi'*'emit'*'gamma_r')" office:value-type="float" office:value="0.0162836513772703">
            <text:p>0.01628</text:p>
          </table:table-cell>
          <table:table-cell table:style-name="ce14" table:formula="of:='ppb'*'r_p'/(4*'pi'*'emit'*'gamma_r')" office:value-type="float" office:value="0.00879317174372595">
            <text:p>0.00879</text:p>
          </table:table-cell>
          <table:table-cell table:style-name="ce14" table:formula="of:='ppb'*'r_p'/(4*'pi'*'emit'*'gamma_r')" office:value-type="float" office:value="0.0161208148634976">
            <text:p>0.01612</text:p>
          </table:table-cell>
          <table:table-cell table:style-name="ce14" table:formula="of:='ppb'*'r_p'/(4*'pi'*'emit'*'gamma_r')" office:value-type="float" office:value="0.00879317174372595">
            <text:p>0.00879</text:p>
          </table:table-cell>
          <table:table-cell table:style-name="ce14" table:formula="of:='ppb'*'r_p'/(4*'pi'*'emit'*'gamma_r')" office:value-type="float" office:value="0.00879317174372595">
            <text:p>0.00879</text:p>
          </table:table-cell>
          <table:table-cell table:style-name="ce14" table:formula="of:='ppb'*'r_p'/(4*'pi'*'emit'*'gamma_r')" office:value-type="float" office:value="0.00741487696643558">
            <text:p>0.00741</text:p>
          </table:table-cell>
          <table:table-cell table:style-name="ce14" table:formula="of:='ppb'*'r_p'/(4*'pi'*'emit'*'gamma_r')" office:value-type="float" office:value="0.0055364414682719">
            <text:p>0.00554</text:p>
          </table:table-cell>
          <table:table-cell table:style-name="ce14" table:formula="of:='ppb'*'r_p'/(4*'pi'*'emit'*'gamma_r')" office:value-type="float" office:value="0.00488509541318109">
            <text:p>0.00489</text:p>
          </table:table-cell>
          <table:table-cell table:style-name="ce14" table:formula="of:='ppb'*'r_p'/(4*'pi'*'emit'*'gamma_r')" office:value-type="float" office:value="0.00374523981677217">
            <text:p>0.00375</text:p>
          </table:table-cell>
          <table:table-cell table:style-name="ce14" table:formula="of:='ppb'*'r_p'/(4*'pi'*'emit'*'gamma_r')" office:value-type="float" office:value="0.0055364414682719">
            <text:p>0.00554</text:p>
          </table:table-cell>
          <table:table-cell table:style-name="ce14" table:formula="of:='ppb'*'r_p'/(4*'pi'*'emit'*'gamma_r')" office:value-type="float" office:value="0.0055364414682719">
            <text:p>0.00554</text:p>
          </table:table-cell>
          <table:table-cell table:style-name="ce14" table:formula="of:='ppb'*'r_p'/(4*'pi'*'emit'*'gamma_r')" office:value-type="float" office:value="0.0055364414682719">
            <text:p>0.00554</text:p>
          </table:table-cell>
          <table:table-cell table:style-name="ce14" table:formula="of:='ppb'*'r_p'/(4*'pi'*'emit'*'gamma_r')" office:value-type="float" office:value="0.0055364414682719">
            <text:p>0.00554</text:p>
          </table:table-cell>
          <table:table-cell table:style-name="ce14" table:formula="of:='ppb'*'r_p'/(4*'pi'*'emit'*'gamma_r')" office:value-type="float" office:value="0.00830466220240784">
            <text:p>0.00830</text:p>
          </table:table-cell>
          <table:table-cell table:style-name="ce14" table:formula="of:='ppb'*'r_p'/(4*'pi'*'emit'*'gamma_r')" office:value-type="float" office:value="0.00799379249429632">
            <text:p>0.00799</text:p>
          </table:table-cell>
          <table:table-cell table:style-name="ce14" table:formula="of:='ppb'*'r_p'/(4*'pi'*'emit'*'gamma_r')" office:value-type="float" office:value="0.00621739416223047">
            <text:p>0.00622</text:p>
          </table:table-cell>
          <table:table-cell table:style-name="ce14" table:formula="of:='ppb'*'r_p'/(4*'pi'*'emit'*'gamma_r')" office:value-type="float" office:value="0.0133229874904939">
            <text:p>0.01332</text:p>
          </table:table-cell>
          <table:table-cell table:style-name="ce14" table:formula="of:='ppb'*'r_p'/(4*'pi'*'emit'*'gamma_r')" office:value-type="float" office:value="0.00932609124334571">
            <text:p>0.00933</text:p>
          </table:table-cell>
          <table:table-cell table:style-name="ce14" table:formula="of:='ppb'*'r_p'/(4*'pi'*'emit'*'gamma_r')" office:value-type="float" office:value="0.0109271871084314">
            <text:p>0.01093</text:p>
          </table:table-cell>
          <table:table-cell table:style-name="ce14" table:formula="of:='ppb'*'r_p'/(4*'pi'*'emit'*'gamma_r')" office:value-type="float" office:value="0.00668792824423601">
            <text:p>0.00669</text:p>
          </table:table-cell>
          <table:table-cell table:style-name="ce14" table:formula="of:='ppb'*'r_p'/(4*'pi'*'emit'*'gamma_r')" office:value-type="float" office:value="0.0109271871084314">
            <text:p>0.01093</text:p>
          </table:table-cell>
          <table:table-cell table:style-name="ce14" table:formula="of:='ppb'*'r_p'/(4*'pi'*'emit'*'gamma_r')" office:value-type="float" office:value="0.00668792824423601">
            <text:p>0.00669</text:p>
          </table:table-cell>
          <table:table-cell table:style-name="ce14" table:formula="of:='ppb'*'r_p'/(4*'pi'*'emit'*'gamma_r')" office:value-type="float" office:value="0.0107472098935741">
            <text:p>0.01075</text:p>
          </table:table-cell>
          <table:table-cell table:style-name="ce14" table:formula="of:='ppb'*'r_p'/(4*'pi'*'emit'*'gamma_r')" office:value-type="float" office:value="0.00512935017647856">
            <text:p>0.00513</text:p>
          </table:table-cell>
          <table:table-cell table:style-name="ce14" table:formula="of:='ppb'*'r_p'/(4*'pi'*'emit'*'gamma_r')" office:value-type="float" office:value="0.0142481949551115">
            <text:p>0.01425</text:p>
          </table:table-cell>
          <table:table-cell table:style-name="ce14" table:formula="of:='ppb'*'r_p'/(4*'pi'*'emit'*'gamma_r')" office:value-type="float" office:value="0.013434012386248">
            <text:p>0.01343</text:p>
          </table:table-cell>
          <table:table-cell table:style-name="ce14" table:formula="of:='ppb'*'r_p'/(4*'pi'*'emit'*'gamma_r')" office:value-type="float" office:value="0.0138411036706797">
            <text:p>0.01384</text:p>
          </table:table-cell>
          <table:table-cell table:style-name="ce14" table:formula="of:='ppb'*'r_p'/(4*'pi'*'emit'*'gamma_r')" office:value-type="float" office:value="0.00977019082636217">
            <text:p>0.00977</text:p>
          </table:table-cell>
          <table:table-cell table:number-columns-repeated="980"/>
        </table:table-row>
        <table:table-row table:style-name="ro1">
          <table:table-cell office:value-type="string">
            <text:p>Tune shift long range coll</text:p>
          </table:table-cell>
          <table:table-cell/>
          <table:table-cell office:value-type="string">
            <text:p>deltaq_lr</text:p>
          </table:table-cell>
          <table:table-cell table:style-name="ce14" table:formula="of:=2*'n_par'*'deltaq_head'/'d_sep'^2" office:value-type="float" office:value="0.00179771511205064">
            <text:p>0.00180</text:p>
          </table:table-cell>
          <table:table-cell table:style-name="ce14" table:formula="of:=2*'n_par'*'deltaq_head'/'d_sep'^2" office:value-type="float" office:value="0.00187587658810737">
            <text:p>0.00188</text:p>
          </table:table-cell>
          <table:table-cell table:style-name="ce14" table:formula="of:=2*'n_par'*'deltaq_head'/'d_sep'^2" office:value-type="float" office:value="0.00132874591657605">
            <text:p>0.00133</text:p>
          </table:table-cell>
          <table:table-cell table:style-name="ce14" table:formula="of:=2*'n_par'*'deltaq_head'/'d_sep'^2" office:value-type="float" office:value="0.00140690744108053">
            <text:p>0.00141</text:p>
          </table:table-cell>
          <table:table-cell table:style-name="ce14" table:formula="of:=2*'n_par'*'deltaq_head'/'d_sep'^2" office:value-type="float" office:value="0.00140690744108053">
            <text:p>0.00141</text:p>
          </table:table-cell>
          <table:table-cell table:style-name="ce14" table:formula="of:=2*'n_par'*'deltaq_head'/'d_sep'^2" office:value-type="float" office:value="0.00187587663866154">
            <text:p>0.00188</text:p>
          </table:table-cell>
          <table:table-cell table:style-name="ce14" table:formula="of:=2*'n_par'*'deltaq_head'/'d_sep'^2" office:value-type="float" office:value="0.00132874595238526">
            <text:p>0.00133</text:p>
          </table:table-cell>
          <table:table-cell table:style-name="ce14" table:formula="of:=2*'n_par'*'deltaq_head'/'d_sep'^2" office:value-type="float" office:value="0.00218852274510513">
            <text:p>0.00219</text:p>
          </table:table-cell>
          <table:table-cell table:style-name="ce14" table:formula="of:=2*'n_par'*'deltaq_head'/'d_sep'^2" office:value-type="float" office:value="0.00156323053221795">
            <text:p>0.00156</text:p>
          </table:table-cell>
          <table:table-cell table:style-name="ce14" table:formula="of:=2*'n_par'*'deltaq_head'/'d_sep'^2" office:value-type="float" office:value="0.00422072243698846">
            <text:p>0.00422</text:p>
          </table:table-cell>
          <table:table-cell table:style-name="ce14" table:formula="of:=2*'n_par'*'deltaq_head'/'d_sep'^2" office:value-type="float" office:value="0.00390807633054487">
            <text:p>0.00391</text:p>
          </table:table-cell>
          <table:table-cell table:style-name="ce14" table:formula="of:=2*'n_par'*'deltaq_head'/'d_sep'^2" office:value-type="float" office:value="0.00422072243698846">
            <text:p>0.00422</text:p>
          </table:table-cell>
          <table:table-cell table:style-name="ce14" table:formula="of:=2*'n_par'*'deltaq_head'/'d_sep'^2" office:value-type="float" office:value="0.00386899556723942">
            <text:p>0.00387</text:p>
          </table:table-cell>
          <table:table-cell table:style-name="ce14" table:formula="of:=2*'n_par'*'deltaq_head'/'d_sep'^2" office:value-type="float" office:value="0.00422072243698846">
            <text:p>0.00422</text:p>
          </table:table-cell>
          <table:table-cell table:style-name="ce14" table:formula="of:=2*'n_par'*'deltaq_head'/'d_sep'^2" office:value-type="float" office:value="0.00422072243698846">
            <text:p>0.00422</text:p>
          </table:table-cell>
          <table:table-cell table:style-name="ce14" table:formula="of:=2*'n_par'*'deltaq_head'/'d_sep'^2" office:value-type="float" office:value="0.00355914094388908">
            <text:p>0.00356</text:p>
          </table:table-cell>
          <table:table-cell table:style-name="ce14" table:formula="of:=2*'n_par'*'deltaq_head'/'d_sep'^2" office:value-type="float" office:value="0.00276706778922377">
            <text:p>0.00277</text:p>
          </table:table-cell>
          <table:table-cell table:style-name="ce14" table:formula="of:=2*'n_par'*'deltaq_head'/'d_sep'^2" office:value-type="float" office:value="0.00244153040225627">
            <text:p>0.00244</text:p>
          </table:table-cell>
          <table:table-cell table:style-name="ce14" table:formula="of:=2*'n_par'*'deltaq_head'/'d_sep'^2" office:value-type="float" office:value="0.00187183997506314">
            <text:p>0.00187</text:p>
          </table:table-cell>
          <table:table-cell table:style-name="ce14" table:formula="of:=2*'n_par'*'deltaq_head'/'d_sep'^2" office:value-type="float" office:value="0.00265749190477051">
            <text:p>0.00266</text:p>
          </table:table-cell>
          <table:table-cell table:style-name="ce14" table:formula="of:=2*'n_par'*'deltaq_head'/'d_sep'^2" office:value-type="float" office:value="0.00265749190477051">
            <text:p>0.00266</text:p>
          </table:table-cell>
          <table:table-cell table:style-name="ce14" table:formula="of:=2*'n_par'*'deltaq_head'/'d_sep'^2" office:value-type="float" office:value="0.00265749190477051">
            <text:p>0.00266</text:p>
          </table:table-cell>
          <table:table-cell table:style-name="ce14" table:formula="of:=2*'n_par'*'deltaq_head'/'d_sep'^2" office:value-type="float" office:value="0.00157248041702397">
            <text:p>0.00157</text:p>
          </table:table-cell>
          <table:table-cell table:style-name="ce14" table:formula="of:=2*'n_par'*'deltaq_head'/'d_sep'^2" office:value-type="float" office:value="0.00235872062553596">
            <text:p>0.00236</text:p>
          </table:table-cell>
          <table:table-cell table:style-name="ce14" table:formula="of:=2*'n_par'*'deltaq_head'/'d_sep'^2" office:value-type="float" office:value="0.000526340246538029">
            <text:p>0.00053</text:p>
          </table:table-cell>
          <table:table-cell table:style-name="ce14" table:formula="of:=2*'n_par'*'deltaq_head'/'d_sep'^2" office:value-type="float" office:value="0.00176588709933173">
            <text:p>0.00177</text:p>
          </table:table-cell>
          <table:table-cell table:style-name="ce14" table:formula="of:=2*'n_par'*'deltaq_head'/'d_sep'^2" office:value-type="float" office:value="0.000438616872115025">
            <text:p>0.00044</text:p>
          </table:table-cell>
          <table:table-cell table:style-name="ce14" table:formula="of:=2*'n_par'*'deltaq_head'/'d_sep'^2" office:value-type="float" office:value="0.0013244153244988">
            <text:p>0.00132</text:p>
          </table:table-cell>
          <table:table-cell table:style-name="ce14" table:formula="of:=2*'n_par'*'deltaq_head'/'d_sep'^2" office:value-type="float" office:value="0.000623668229732112">
            <text:p>0.00062</text:p>
          </table:table-cell>
          <table:table-cell table:style-name="ce14" table:formula="of:=2*'n_par'*'deltaq_head'/'d_sep'^2" office:value-type="float" office:value="0.00321020555723328">
            <text:p>0.00321</text:p>
          </table:table-cell>
          <table:table-cell table:style-name="ce14" table:formula="of:=2*'n_par'*'deltaq_head'/'d_sep'^2" office:value-type="float" office:value="0.00524504981204706">
            <text:p>0.00525</text:p>
          </table:table-cell>
          <table:table-cell table:style-name="ce14" table:formula="of:=2*'n_par'*'deltaq_head'/'d_sep'^2" office:value-type="float" office:value="0.00321020555723328">
            <text:p>0.00321</text:p>
          </table:table-cell>
          <table:table-cell table:style-name="ce14" table:formula="of:=2*'n_par'*'deltaq_head'/'d_sep'^2" office:value-type="float" office:value="0.00358240329785805">
            <text:p>0.00358</text:p>
          </table:table-cell>
          <table:table-cell table:style-name="ce14" table:formula="of:=2*'n_par'*'deltaq_head'/'d_sep'^2" office:value-type="float" office:value="0.00170978339215952">
            <text:p>0.00171</text:p>
          </table:table-cell>
          <table:table-cell table:style-name="ce14" table:formula="of:=2*'n_par'*'deltaq_head'/'d_sep'^2" office:value-type="float" office:value="0.00237469915918525">
            <text:p>0.00237</text:p>
          </table:table-cell>
          <table:table-cell table:style-name="ce14" table:formula="of:=2*'n_par'*'deltaq_head'/'d_sep'^2" office:value-type="float" office:value="0.00223900206437466">
            <text:p>0.00224</text:p>
          </table:table-cell>
          <table:table-cell table:style-name="ce14" table:formula="of:=2*'n_par'*'deltaq_head'/'d_sep'^2" office:value-type="float" office:value="0.00664372976192628">
            <text:p>0.00664</text:p>
          </table:table-cell>
          <table:table-cell table:style-name="ce14" table:formula="of:=2*'n_par'*'deltaq_head'/'d_sep'^2" office:value-type="float" office:value="0.00468969159665384">
            <text:p>0.00469</text:p>
          </table:table-cell>
          <table:table-cell table:number-columns-repeated="980"/>
        </table:table-row>
        <table:table-row table:style-name="ro2">
          <table:table-cell table:number-columns-repeated="1021"/>
        </table:table-row>
        <table:table-row table:style-name="ro2">
          <table:table-cell table:style-name="ce3" office:value-type="string">
            <text:p>Luminosity</text:p>
          </table:table-cell>
          <table:table-cell table:style-name="ce3" office:value-type="string">
            <text:p>1/cm^2 1/s</text:p>
          </table:table-cell>
          <table:table-cell table:style-name="ce3" office:value-type="string">
            <text:p>L</text:p>
          </table:table-cell>
          <table:table-cell table:style-name="ce15" table:formula="of:='ppb'^2*'n_b'*'freq'/4/'pi'/'emit'/SQRT('beta_x'*'beta_y')*'F_geo'/100^2" office:value-type="float" office:value="9.93199648805357E+033">
            <text:p>9.932E+33</text:p>
          </table:table-cell>
          <table:table-cell table:style-name="ce15" table:formula="of:='ppb'^2*'n_b'*'freq'/4/'pi'/'emit'/SQRT('beta_x'*'beta_y')*'F_geo'/100^2" office:value-type="float" office:value="2.86300464447758E+033">
            <text:p>2.863E+33</text:p>
          </table:table-cell>
          <table:table-cell table:style-name="ce15" table:formula="of:='ppb'^2*'n_b'*'freq'/4/'pi'/'emit'/SQRT('beta_x'*'beta_y')*'F_geo'/100^2" office:value-type="float" office:value="2.87294563282646E+033">
            <text:p>2.873E+33</text:p>
          </table:table-cell>
          <table:table-cell table:style-name="ce15" table:formula="of:='ppb'^2*'n_b'*'freq'/4/'pi'/'emit'/SQRT('beta_x'*'beta_y')*'F_geo'/100^2" office:value-type="float" office:value="2.14725348335819E+033">
            <text:p>2.147E+33</text:p>
          </table:table-cell>
          <table:table-cell table:style-name="ce15" table:formula="of:='ppb'^2*'n_b'*'freq'/4/'pi'/'emit'/SQRT('beta_x'*'beta_y')*'F_geo'/100^2" office:value-type="float" office:value="3.81541227487107E+033">
            <text:p>3.815E+33</text:p>
          </table:table-cell>
          <table:table-cell table:style-name="ce15" table:formula="of:='ppb'^2*'n_b'*'freq'/4/'pi'/'emit'/SQRT('beta_x'*'beta_y')*'F_geo'/100^2" office:value-type="float" office:value="1.01744332813838E+034">
            <text:p>1.017E+34</text:p>
          </table:table-cell>
          <table:table-cell table:style-name="ce15" table:formula="of:='ppb'^2*'n_b'*'freq'/4/'pi'/'emit'/SQRT('beta_x'*'beta_y')*'F_geo'/100^2" office:value-type="float" office:value="1.02097611747234E+034">
            <text:p>1.021E+34</text:p>
          </table:table-cell>
          <table:table-cell table:style-name="ce15" table:formula="of:='ppb'^2*'n_b'*'freq'/4/'pi'/'emit'/SQRT('beta_x'*'beta_y')*'F_geo'/100^2" office:value-type="float" office:value="1.38485341885502E+034">
            <text:p>1.385E+34</text:p>
          </table:table-cell>
          <table:table-cell table:style-name="ce15" table:formula="of:='ppb'^2*'n_b'*'freq'/4/'pi'/'emit'/SQRT('beta_x'*'beta_y')*'F_geo'/100^2" office:value-type="float" office:value="1.41311573352573E+034">
            <text:p>1.413E+34</text:p>
          </table:table-cell>
          <table:table-cell table:style-name="ce15" table:formula="of:='ppb'^2*'n_b'*'freq'/4/'pi'/'emit'/SQRT('beta_x'*'beta_y')*'F_geo'/100^2" office:value-type="float" office:value="5.15080684870055E+034">
            <text:p>5.151E+34</text:p>
          </table:table-cell>
          <table:table-cell table:style-name="ce15" table:formula="of:='ppb'^2*'n_b'*'freq'/4/'pi'/'emit'/SQRT('beta_x'*'beta_y')*'F_geo'/100^2" office:value-type="float" office:value="8.83197333453581E+034">
            <text:p>8.832E+34</text:p>
          </table:table-cell>
          <table:table-cell table:style-name="ce15" table:formula="of:='ppb'^2*'n_b'*'freq'/4/'pi'/'emit'/SQRT('beta_x'*'beta_y')*'F_geo'/100^2" office:value-type="float" office:value="3.43387123246703E+034">
            <text:p>3.434E+34</text:p>
          </table:table-cell>
          <table:table-cell table:style-name="ce15" table:formula="of:='ppb'^2*'n_b'*'freq'/4/'pi'/'emit'/SQRT('beta_x'*'beta_y')*'F_geo'/100^2" office:value-type="float" office:value="7.44698705921464E+034">
            <text:p>7.447E+34</text:p>
          </table:table-cell>
          <table:table-cell table:style-name="ce15" table:formula="of:='ppb'^2*'n_b'*'freq'/4/'pi'/'emit'/SQRT('beta_x'*'beta_y')*'F_geo'/100^2" office:value-type="float" office:value="5.39086657357565E+034">
            <text:p>5.391E+34</text:p>
          </table:table-cell>
          <table:table-cell table:style-name="ce15" table:formula="of:='ppb'^2*'n_b'*'freq'/4/'pi'/'emit'/SQRT('beta_x'*'beta_y')*'F_geo'/100^2" office:value-type="float" office:value="5.39086657357565E+034">
            <text:p>5.391E+34</text:p>
          </table:table-cell>
          <table:table-cell table:style-name="ce15" table:formula="of:='ppb'^2*'n_b'*'freq'/4/'pi'/'emit'/SQRT('beta_x'*'beta_y')*'F_geo'/100^2" office:value-type="float" office:value="4.02922843572694E+034">
            <text:p>4.029E+34</text:p>
          </table:table-cell>
          <table:table-cell table:style-name="ce15" table:formula="of:='ppb'^2*'n_b'*'freq'/4/'pi'/'emit'/SQRT('beta_x'*'beta_y')*'F_geo'/100^2" office:value-type="float" office:value="2.18416226566745E+034">
            <text:p>2.184E+34</text:p>
          </table:table-cell>
          <table:table-cell table:style-name="ce15" table:formula="of:='ppb'^2*'n_b'*'freq'/4/'pi'/'emit'/SQRT('beta_x'*'beta_y')*'F_geo'/100^2" office:value-type="float" office:value="1.70047235216324E+034">
            <text:p>1.700E+34</text:p>
          </table:table-cell>
          <table:table-cell table:style-name="ce15" table:formula="of:='ppb'^2*'n_b'*'freq'/4/'pi'/'emit'/SQRT('beta_x'*'beta_y')*'F_geo'/100^2" office:value-type="float" office:value="9.99499860327062E+033">
            <text:p>9.995E+33</text:p>
          </table:table-cell>
          <table:table-cell table:style-name="ce15" table:formula="of:='ppb'^2*'n_b'*'freq'/4/'pi'/'emit'/SQRT('beta_x'*'beta_y')*'F_geo'/100^2" office:value-type="float" office:value="6.01698113068556E+034">
            <text:p>6.017E+34</text:p>
          </table:table-cell>
          <table:table-cell table:style-name="ce15" table:formula="of:='ppb'^2*'n_b'*'freq'/4/'pi'/'emit'/SQRT('beta_x'*'beta_y')*'F_geo'/100^2" office:value-type="float" office:value="3.57718650161142E+034">
            <text:p>3.577E+34</text:p>
          </table:table-cell>
          <table:table-cell table:style-name="ce15" table:formula="of:='ppb'^2*'n_b'*'freq'/4/'pi'/'emit'/SQRT('beta_x'*'beta_y')*'F_geo'/100^2" office:value-type="float" office:value="5.2733953664433E+034">
            <text:p>5.273E+34</text:p>
          </table:table-cell>
          <table:table-cell table:style-name="ce15" table:formula="of:='ppb'^2*'n_b'*'freq'/4/'pi'/'emit'/SQRT('beta_x'*'beta_y')*'F_geo'/100^2" office:value-type="float" office:value="5.87265443766612E+034">
            <text:p>5.873E+34</text:p>
          </table:table-cell>
          <table:table-cell table:style-name="ce15" table:formula="of:='ppb'^2*'n_b'*'freq'/4/'pi'/'emit'/SQRT('beta_x'*'beta_y')*'F_geo'/100^2" office:value-type="float" office:value="8.80898165649918E+034">
            <text:p>8.809E+34</text:p>
          </table:table-cell>
          <table:table-cell table:style-name="ce15" table:formula="of:='ppb'^2*'n_b'*'freq'/4/'pi'/'emit'/SQRT('beta_x'*'beta_y')*'F_geo'/100^2" office:value-type="float" office:value="5.1142159534697E+034">
            <text:p>5.114E+34</text:p>
          </table:table-cell>
          <table:table-cell table:style-name="ce15" table:formula="of:='ppb'^2*'n_b'*'freq'/4/'pi'/'emit'/SQRT('beta_x'*'beta_y')*'F_geo'/100^2" office:value-type="float" office:value="5.43114314147165E+034">
            <text:p>5.431E+34</text:p>
          </table:table-cell>
          <table:table-cell table:style-name="ce15" table:formula="of:='ppb'^2*'n_b'*'freq'/4/'pi'/'emit'/SQRT('beta_x'*'beta_y')*'F_geo'/100^2" office:value-type="float" office:value="5.17291877926398E+034">
            <text:p>5.173E+34</text:p>
          </table:table-cell>
          <table:table-cell table:style-name="ce15" table:formula="of:='ppb'^2*'n_b'*'freq'/4/'pi'/'emit'/SQRT('beta_x'*'beta_y')*'F_geo'/100^2" office:value-type="float" office:value="4.78191435180832E+034">
            <text:p>4.782E+34</text:p>
          </table:table-cell>
          <table:table-cell table:style-name="ce15" table:formula="of:='ppb'^2*'n_b'*'freq'/4/'pi'/'emit'/SQRT('beta_x'*'beta_y')*'F_geo'/100^2" office:value-type="float" office:value="5.05538168527151E+034">
            <text:p>5.055E+34</text:p>
          </table:table-cell>
          <table:table-cell table:style-name="ce15" table:formula="of:='ppb'^2*'n_b'*'freq'/4/'pi'/'emit'/SQRT('beta_x'*'beta_y')*'F_geo'/100^2" office:value-type="float" office:value="4.91686699538535E+034">
            <text:p>4.917E+34</text:p>
          </table:table-cell>
          <table:table-cell table:style-name="ce15" table:formula="of:='ppb'^2*'n_b'*'freq'/4/'pi'/'emit'/SQRT('beta_x'*'beta_y')*'F_geo'/100^2" office:value-type="float" office:value="5.00945238246598E+034">
            <text:p>5.009E+34</text:p>
          </table:table-cell>
          <table:table-cell table:style-name="ce15" table:formula="of:='ppb'^2*'n_b'*'freq'/4/'pi'/'emit'/SQRT('beta_x'*'beta_y')*'F_geo'/100^2" office:value-type="float" office:value="5.0794216859055E+034">
            <text:p>5.079E+34</text:p>
          </table:table-cell>
          <table:table-cell table:style-name="ce15" table:formula="of:='ppb'^2*'n_b'*'freq'/4/'pi'/'emit'/SQRT('beta_x'*'beta_y')*'F_geo'/100^2" office:value-type="float" office:value="7.10500977724632E+034">
            <text:p>7.105E+34</text:p>
          </table:table-cell>
          <table:table-cell table:style-name="ce15" table:formula="of:='ppb'^2*'n_b'*'freq'/4/'pi'/'emit'/SQRT('beta_x'*'beta_y')*'F_geo'/100^2" office:value-type="float" office:value="5.11797212757954E+034">
            <text:p>5.118E+34</text:p>
          </table:table-cell>
          <table:table-cell table:style-name="ce15" table:formula="of:='ppb'^2*'n_b'*'freq'/4/'pi'/'emit'/SQRT('beta_x'*'beta_y')*'F_geo'/100^2" office:value-type="float" office:value="8.06916971481855E+034">
            <text:p>8.069E+34</text:p>
          </table:table-cell>
          <table:table-cell table:style-name="ce15" table:formula="of:='ppb'^2*'n_b'*'freq'/4/'pi'/'emit'/SQRT('beta_x'*'beta_y')*'F_geo'/100^2" office:value-type="float" office:value="4.79527541616028E+034">
            <text:p>4.795E+34</text:p>
          </table:table-cell>
          <table:table-cell table:style-name="ce15" table:formula="of:='ppb'^2*'n_b'*'freq'/4/'pi'/'emit'/SQRT('beta_x'*'beta_y')*'F_geo'/100^2" office:value-type="float" office:value="7.74796735962996E+034">
            <text:p>7.748E+34</text:p>
          </table:table-cell>
          <table:table-cell table:style-name="ce15" table:formula="of:='ppb'^2*'n_b'*'freq'/4/'pi'/'emit'/SQRT('beta_x'*'beta_y')*'F_geo'/100^2" office:value-type="float" office:value="5.98249320540525E+034">
            <text:p>5.982E+34</text:p>
          </table:table-cell>
          <table:table-cell table:style-name="ce3" table:number-columns-repeated="980"/>
        </table:table-row>
        <table:table-row table:style-name="ro2">
          <table:table-cell office:value-type="string">
            <text:p>Pileup</text:p>
          </table:table-cell>
          <table:table-cell/>
          <table:table-cell office:value-type="string">
            <text:p>pileup</text:p>
          </table:table-cell>
          <table:table-cell table:style-name="ce16" table:formula="of:='cross'*'L'/'freq'/'n_b'" office:value-type="float" office:value="31.4529006737092">
            <text:p>31.5</text:p>
          </table:table-cell>
          <table:table-cell table:style-name="ce16" table:formula="of:='cross'*'L'/'freq'/'n_b'" office:value-type="float" office:value="9.06663662701088">
            <text:p>9.1</text:p>
          </table:table-cell>
          <table:table-cell table:style-name="ce16" table:formula="of:='cross'*'L'/'freq'/'n_b'" office:value-type="float" office:value="18.196236008376">
            <text:p>18.2</text:p>
          </table:table-cell>
          <table:table-cell table:style-name="ce16" table:formula="of:='cross'*'L'/'freq'/'n_b'" office:value-type="float" office:value="13.5999549405163">
            <text:p>13.6</text:p>
          </table:table-cell>
          <table:table-cell table:style-name="ce16" table:formula="of:='cross'*'L'/'freq'/'n_b'" office:value-type="float" office:value="24.1654911354886">
            <text:p>24.2</text:p>
          </table:table-cell>
          <table:table-cell table:style-name="ce16" table:formula="of:='cross'*'L'/'freq'/'n_b'" office:value-type="float" office:value="32.2206557156527">
            <text:p>32.2</text:p>
          </table:table-cell>
          <table:table-cell table:style-name="ce16" table:formula="of:='cross'*'L'/'freq'/'n_b'" office:value-type="float" office:value="64.6650659848956">
            <text:p>64.7</text:p>
          </table:table-cell>
          <table:table-cell table:style-name="ce16" table:formula="of:='cross'*'L'/'freq'/'n_b'" office:value-type="float" office:value="43.8558925018607">
            <text:p>43.9</text:p>
          </table:table-cell>
          <table:table-cell table:style-name="ce16" table:formula="of:='cross'*'L'/'freq'/'n_b'" office:value-type="float" office:value="89.5018214323815">
            <text:p>89.5</text:p>
          </table:table-cell>
          <table:table-cell table:style-name="ce16" table:formula="of:='cross'*'L'/'freq'/'n_b'" office:value-type="float" office:value="163.117069560492">
            <text:p>163.1</text:p>
          </table:table-cell>
          <table:table-cell table:style-name="ce16" table:formula="of:='cross'*'L'/'freq'/'n_b'" office:value-type="float" office:value="559.386383952384">
            <text:p>559.4</text:p>
          </table:table-cell>
          <table:table-cell table:style-name="ce16" table:formula="of:='cross'*'L'/'freq'/'n_b'" office:value-type="float" office:value="108.744713040328">
            <text:p>108.7</text:p>
          </table:table-cell>
          <table:table-cell table:style-name="ce16" table:formula="of:='cross'*'L'/'freq'/'n_b'" office:value-type="float" office:value="471.666184283517">
            <text:p>471.7</text:p>
          </table:table-cell>
          <table:table-cell table:style-name="ce16" table:formula="of:='cross'*'L'/'freq'/'n_b'" office:value-type="float" office:value="170.719342367713">
            <text:p>170.7</text:p>
          </table:table-cell>
          <table:table-cell table:style-name="ce16" table:formula="of:='cross'*'L'/'freq'/'n_b'" office:value-type="float" office:value="170.719342367713">
            <text:p>170.7</text:p>
          </table:table-cell>
          <table:table-cell table:style-name="ce16" table:formula="of:='cross'*'L'/'freq'/'n_b'" office:value-type="float" office:value="127.598637326382">
            <text:p>127.6</text:p>
          </table:table-cell>
          <table:table-cell table:style-name="ce16" table:formula="of:='cross'*'L'/'freq'/'n_b'" office:value-type="float" office:value="69.1686096344617">
            <text:p>69.2</text:p>
          </table:table-cell>
          <table:table-cell table:style-name="ce16" table:formula="of:='cross'*'L'/'freq'/'n_b'" office:value-type="float" office:value="53.850993660048">
            <text:p>53.9</text:p>
          </table:table-cell>
          <table:table-cell table:style-name="ce16" table:formula="of:='cross'*'L'/'freq'/'n_b'" office:value-type="float" office:value="31.6524173846282">
            <text:p>31.7</text:p>
          </table:table-cell>
          <table:table-cell table:style-name="ce16" table:formula="of:='cross'*'L'/'freq'/'n_b'" office:value-type="float" office:value="190.547298407396">
            <text:p>190.5</text:p>
          </table:table-cell>
          <table:table-cell table:style-name="ce16" table:formula="of:='cross'*'L'/'freq'/'n_b'" office:value-type="float" office:value="113.2832576631">
            <text:p>113.3</text:p>
          </table:table-cell>
          <table:table-cell table:style-name="ce16" table:formula="of:='cross'*'L'/'freq'/'n_b'" office:value-type="float" office:value="166.999234115159">
            <text:p>167.0</text:p>
          </table:table-cell>
          <table:table-cell table:style-name="ce16" table:formula="of:='cross'*'L'/'freq'/'n_b'" office:value-type="float" office:value="185.97672375449">
            <text:p>186.0</text:p>
          </table:table-cell>
          <table:table-cell table:style-name="ce16" table:formula="of:='cross'*'L'/'freq'/'n_b'" office:value-type="float" office:value="278.965085631735">
            <text:p>279.0</text:p>
          </table:table-cell>
          <table:table-cell table:style-name="ce16" table:formula="of:='cross'*'L'/'freq'/'n_b'" office:value-type="float" office:value="161.958299725402">
            <text:p>162.0</text:p>
          </table:table-cell>
          <table:table-cell table:style-name="ce16" table:formula="of:='cross'*'L'/'freq'/'n_b'" office:value-type="float" office:value="171.994831028059">
            <text:p>172.0</text:p>
          </table:table-cell>
          <table:table-cell table:style-name="ce16" table:formula="of:='cross'*'L'/'freq'/'n_b'" office:value-type="float" office:value="327.634631673618">
            <text:p>327.6</text:p>
          </table:table-cell>
          <table:table-cell table:style-name="ce16" table:formula="of:='cross'*'L'/'freq'/'n_b'" office:value-type="float" office:value="302.869775112229">
            <text:p>302.9</text:p>
          </table:table-cell>
          <table:table-cell table:style-name="ce16" table:formula="of:='cross'*'L'/'freq'/'n_b'" office:value-type="float" office:value="160.095121062306">
            <text:p>160.1</text:p>
          </table:table-cell>
          <table:table-cell table:style-name="ce16" table:formula="of:='cross'*'L'/'freq'/'n_b'" office:value-type="float" office:value="155.708602412124">
            <text:p>155.7</text:p>
          </table:table-cell>
          <table:table-cell table:style-name="ce16" table:formula="of:='cross'*'L'/'freq'/'n_b'" office:value-type="float" office:value="158.640620146108">
            <text:p>158.6</text:p>
          </table:table-cell>
          <table:table-cell table:style-name="ce16" table:formula="of:='cross'*'L'/'freq'/'n_b'" office:value-type="float" office:value="160.85642595508">
            <text:p>160.9</text:p>
          </table:table-cell>
          <table:table-cell table:style-name="ce16" table:formula="of:='cross'*'L'/'freq'/'n_b'" office:value-type="float" office:value="225.00326837508">
            <text:p>225.0</text:p>
          </table:table-cell>
          <table:table-cell table:style-name="ce16" table:formula="of:='cross'*'L'/'freq'/'n_b'" office:value-type="float" office:value="162.077251441063">
            <text:p>162.1</text:p>
          </table:table-cell>
          <table:table-cell table:style-name="ce16" table:formula="of:='cross'*'L'/'freq'/'n_b'" office:value-type="float" office:value="511.073063436471">
            <text:p>511.1</text:p>
          </table:table-cell>
          <table:table-cell table:style-name="ce16" table:formula="of:='cross'*'L'/'freq'/'n_b'" office:value-type="float" office:value="320.373621131282">
            <text:p>320.4</text:p>
          </table:table-cell>
          <table:table-cell table:style-name="ce16" table:formula="of:='cross'*'L'/'freq'/'n_b'" office:value-type="float" office:value="258.821876116475">
            <text:p>258.8</text:p>
          </table:table-cell>
          <table:table-cell table:style-name="ce16" table:formula="of:='cross'*'L'/'freq'/'n_b'" office:value-type="float" office:value="189.455125962925">
            <text:p>189.5</text:p>
          </table:table-cell>
          <table:table-cell table:number-columns-repeated="980"/>
        </table:table-row>
        <table:table-row table:style-name="ro1">
          <table:table-cell table:style-name="ce3" office:value-type="string">
            <text:p>Burn-out</text:p>
          </table:table-cell>
          <table:table-cell table:style-name="ce3" office:value-type="string">
            <text:p>ppb/hour</text:p>
          </table:table-cell>
          <table:table-cell table:style-name="ce3" office:value-type="string">
            <text:p>i_burn</text:p>
          </table:table-cell>
          <table:table-cell table:style-name="ce15" table:formula="of:='cross'*'L'/'n_b'*3600" office:value-type="float" office:value="1273332883.08379">
            <text:p>1.273E+09</text:p>
          </table:table-cell>
          <table:table-cell table:style-name="ce15" table:formula="of:='cross'*'L'/'n_b'*3600" office:value-type="float" office:value="367051877.497126">
            <text:p>3.671E+08</text:p>
          </table:table-cell>
          <table:table-cell table:style-name="ce15" table:formula="of:='cross'*'L'/'n_b'*3600" office:value-type="float" office:value="736652726.365759">
            <text:p>7.367E+08</text:p>
          </table:table-cell>
          <table:table-cell table:style-name="ce15" table:formula="of:='cross'*'L'/'n_b'*3600" office:value-type="float" office:value="550577816.245689">
            <text:p>5.506E+08</text:p>
          </table:table-cell>
          <table:table-cell table:style-name="ce15" table:formula="of:='cross'*'L'/'n_b'*3600" office:value-type="float" office:value="978310839.71053">
            <text:p>9.783E+08</text:p>
          </table:table-cell>
          <table:table-cell table:style-name="ce15" table:formula="of:='cross'*'L'/'n_b'*3600" office:value-type="float" office:value="1304414523.25433">
            <text:p>1.304E+09</text:p>
          </table:table-cell>
          <table:table-cell table:style-name="ce15" table:formula="of:='cross'*'L'/'n_b'*3600" office:value-type="float" office:value="2617887480.69831">
            <text:p>2.618E+09</text:p>
          </table:table-cell>
          <table:table-cell table:style-name="ce15" table:formula="of:='cross'*'L'/'n_b'*3600" office:value-type="float" office:value="1775453101.09618">
            <text:p>1.775E+09</text:p>
          </table:table-cell>
          <table:table-cell table:style-name="ce15" table:formula="of:='cross'*'L'/'n_b'*3600" office:value-type="float" office:value="3623373675.707">
            <text:p>3.623E+09</text:p>
          </table:table-cell>
          <table:table-cell table:style-name="ce15" table:formula="of:='cross'*'L'/'n_b'*3600" office:value-type="float" office:value="6603598523.97506">
            <text:p>6.604E+09</text:p>
          </table:table-cell>
          <table:table-cell table:style-name="ce15" table:formula="of:='cross'*'L'/'n_b'*3600" office:value-type="float" office:value="22646085473.1687">
            <text:p>2.265E+10</text:p>
          </table:table-cell>
          <table:table-cell table:style-name="ce15" table:formula="of:='cross'*'L'/'n_b'*3600" office:value-type="float" office:value="4402399015.98337">
            <text:p>4.402E+09</text:p>
          </table:table-cell>
          <table:table-cell table:style-name="ce15" table:formula="of:='cross'*'L'/'n_b'*3600" office:value-type="float" office:value="19094838613.3709">
            <text:p>1.909E+10</text:p>
          </table:table-cell>
          <table:table-cell table:style-name="ce15" table:formula="of:='cross'*'L'/'n_b'*3600" office:value-type="float" office:value="6911367402.02007">
            <text:p>6.911E+09</text:p>
          </table:table-cell>
          <table:table-cell table:style-name="ce15" table:formula="of:='cross'*'L'/'n_b'*3600" office:value-type="float" office:value="6911367402.02007">
            <text:p>6.911E+09</text:p>
          </table:table-cell>
          <table:table-cell table:style-name="ce15" table:formula="of:='cross'*'L'/'n_b'*3600" office:value-type="float" office:value="5165677481.7012">
            <text:p>5.166E+09</text:p>
          </table:table-cell>
          <table:table-cell table:style-name="ce15" table:formula="of:='cross'*'L'/'n_b'*3600" office:value-type="float" office:value="2800208032.90699">
            <text:p>2.800E+09</text:p>
          </table:table-cell>
          <table:table-cell table:style-name="ce15" table:formula="of:='cross'*'L'/'n_b'*3600" office:value-type="float" office:value="2180092759.18364">
            <text:p>2.180E+09</text:p>
          </table:table-cell>
          <table:table-cell table:style-name="ce15" table:formula="of:='cross'*'L'/'n_b'*3600" office:value-type="float" office:value="1281410077.34239">
            <text:p>1.281E+09</text:p>
          </table:table-cell>
          <table:table-cell table:style-name="ce15" table:formula="of:='cross'*'L'/'n_b'*3600" office:value-type="float" office:value="7714078372.6738">
            <text:p>7.714E+09</text:p>
          </table:table-cell>
          <table:table-cell table:style-name="ce15" table:formula="of:='cross'*'L'/'n_b'*3600" office:value-type="float" office:value="4586136540.52746">
            <text:p>4.586E+09</text:p>
          </table:table-cell>
          <table:table-cell table:style-name="ce15" table:formula="of:='cross'*'L'/'n_b'*3600" office:value-type="float" office:value="6760763290.31192">
            <text:p>6.761E+09</text:p>
          </table:table-cell>
          <table:table-cell table:style-name="ce15" table:formula="of:='cross'*'L'/'n_b'*3600" office:value-type="float" office:value="7529044150.854">
            <text:p>7.529E+09</text:p>
          </table:table-cell>
          <table:table-cell table:style-name="ce15" table:formula="of:='cross'*'L'/'n_b'*3600" office:value-type="float" office:value="11293566226.281">
            <text:p>1.129E+10</text:p>
          </table:table-cell>
          <table:table-cell table:style-name="ce15" table:formula="of:='cross'*'L'/'n_b'*3600" office:value-type="float" office:value="6556687119.83295">
            <text:p>6.557E+09</text:p>
          </table:table-cell>
          <table:table-cell table:style-name="ce15" table:formula="of:='cross'*'L'/'n_b'*3600" office:value-type="float" office:value="6963004027.52776">
            <text:p>6.963E+09</text:p>
          </table:table-cell>
          <table:table-cell table:style-name="ce15" table:formula="of:='cross'*'L'/'n_b'*3600" office:value-type="float" office:value="13263894305.8051">
            <text:p>1.326E+10</text:p>
          </table:table-cell>
          <table:table-cell table:style-name="ce15" table:formula="of:='cross'*'L'/'n_b'*3600" office:value-type="float" office:value="12261318850.7906">
            <text:p>1.226E+10</text:p>
          </table:table-cell>
          <table:table-cell table:style-name="ce15" table:formula="of:='cross'*'L'/'n_b'*3600" office:value-type="float" office:value="6481258570.86091">
            <text:p>6.481E+09</text:p>
          </table:table-cell>
          <table:table-cell table:style-name="ce15" table:formula="of:='cross'*'L'/'n_b'*3600" office:value-type="float" office:value="6303675635.10943">
            <text:p>6.304E+09</text:p>
          </table:table-cell>
          <table:table-cell table:style-name="ce15" table:formula="of:='cross'*'L'/'n_b'*3600" office:value-type="float" office:value="6422374849.31536">
            <text:p>6.422E+09</text:p>
          </table:table-cell>
          <table:table-cell table:style-name="ce15" table:formula="of:='cross'*'L'/'n_b'*3600" office:value-type="float" office:value="6512079084.49423">
            <text:p>6.512E+09</text:p>
          </table:table-cell>
          <table:table-cell table:style-name="ce15" table:formula="of:=2*'cross'*'L'/'n_b'*3600" office:value-type="float" office:value="18217973787.8111">
            <text:p>1.822E+10</text:p>
          </table:table-cell>
          <table:table-cell table:style-name="ce15" table:formula="of:='cross'*'L'/'n_b'*3600" office:value-type="float" office:value="6561502727.66608">
            <text:p>6.562E+09</text:p>
          </table:table-cell>
          <table:table-cell table:style-name="ce15" table:formula="of:='cross'*'L'/'n_b'*3600" office:value-type="float" office:value="20690178755.945">
            <text:p>2.069E+10</text:p>
          </table:table-cell>
          <table:table-cell table:style-name="ce15" table:formula="of:='cross'*'L'/'n_b'*3600" office:value-type="float" office:value="12969941020.4185">
            <text:p>1.297E+10</text:p>
          </table:table-cell>
          <table:table-cell table:style-name="ce15" table:formula="of:='cross'*'L'/'n_b'*3600" office:value-type="float" office:value="10478092597.5462">
            <text:p>1.048E+10</text:p>
          </table:table-cell>
          <table:table-cell table:style-name="ce15" table:formula="of:='cross'*'L'/'n_b'*3600" office:value-type="float" office:value="7669863083.85288">
            <text:p>7.670E+09</text:p>
          </table:table-cell>
          <table:table-cell table:style-name="ce3" table:number-columns-repeated="980"/>
        </table:table-row>
        <table:table-row table:style-name="ro1">
          <table:table-cell table:style-name="ce2" office:value-type="string">
            <text:p>OEF</text:p>
          </table:table-cell>
          <table:table-cell table:style-name="ce2"/>
          <table:table-cell table:style-name="ce2" office:value-type="string">
            <text:p>oef</text:p>
          </table:table-cell>
          <table:table-cell table:number-columns-repeated="13" table:style-name="ce17" office:value-type="float" office:value="0.27">
            <text:p>0.270</text:p>
          </table:table-cell>
          <table:table-cell table:style-name="ce17" office:value-type="float" office:value="0.29">
            <text:p>0.290</text:p>
          </table:table-cell>
          <table:table-cell table:style-name="ce17" office:value-type="float" office:value="0.27">
            <text:p>0.270</text:p>
          </table:table-cell>
          <table:table-cell table:style-name="ce17" office:value-type="float" office:value="0.2">
            <text:p>0.200</text:p>
          </table:table-cell>
          <table:table-cell table:style-name="ce17" office:value-type="float" office:value="0.3">
            <text:p>0.300</text:p>
          </table:table-cell>
          <table:table-cell table:style-name="ce17" office:value-type="float" office:value="0.28">
            <text:p>0.280</text:p>
          </table:table-cell>
          <table:table-cell table:number-columns-repeated="14" table:style-name="ce17" office:value-type="float" office:value="0.25">
            <text:p>0.250</text:p>
          </table:table-cell>
          <table:table-cell table:number-columns-repeated="6" table:style-name="ce17" office:value-type="float" office:value="0.27">
            <text:p>0.270</text:p>
          </table:table-cell>
          <table:table-cell table:style-name="ce2" table:number-columns-repeated="980"/>
        </table:table-row>
        <table:table-row table:style-name="ro1">
          <table:table-cell office:value-type="string">
            <text:p>Integrated Luminosity</text:p>
          </table:table-cell>
          <table:table-cell office:value-type="string">
            <text:p>'pb^-1/day</text:p>
          </table:table-cell>
          <table:table-cell office:value-type="string">
            <text:p>Li</text:p>
          </table:table-cell>
          <table:table-cell table:style-name="ce16" table:formula="of:='L'*'oef'*3600*24/1E+036" office:value-type="float" office:value="231.693614073314">
            <text:p>231.7</text:p>
          </table:table-cell>
          <table:table-cell table:style-name="ce16" table:formula="of:='L'*'oef'*3600*24/1E+036" office:value-type="float" office:value="66.788172346373">
            <text:p>66.8</text:p>
          </table:table-cell>
          <table:table-cell table:style-name="ce16" table:formula="of:='L'*'oef'*3600*24/1E+036" office:value-type="float" office:value="67.0200757225757">
            <text:p>67.0</text:p>
          </table:table-cell>
          <table:table-cell table:style-name="ce16" table:formula="of:='L'*'oef'*3600*24/1E+036" office:value-type="float" office:value="50.0911292597798">
            <text:p>50.1</text:p>
          </table:table-cell>
          <table:table-cell table:style-name="ce16" table:formula="of:='L'*'oef'*3600*24/1E+036" office:value-type="float" office:value="89.0059375481922">
            <text:p>89.0</text:p>
          </table:table-cell>
          <table:table-cell table:style-name="ce16" table:formula="of:='L'*'oef'*3600*24/1E+036" office:value-type="float" office:value="237.349179588121">
            <text:p>237.3</text:p>
          </table:table-cell>
          <table:table-cell table:style-name="ce16" table:formula="of:='L'*'oef'*3600*24/1E+036" office:value-type="float" office:value="238.173308683947">
            <text:p>238.2</text:p>
          </table:table-cell>
          <table:table-cell table:style-name="ce16" table:formula="of:='L'*'oef'*3600*24/1E+036" office:value-type="float" office:value="323.058605550498">
            <text:p>323.1</text:p>
          </table:table-cell>
          <table:table-cell table:style-name="ce16" table:formula="of:='L'*'oef'*3600*24/1E+036" office:value-type="float" office:value="329.651638316882">
            <text:p>329.7</text:p>
          </table:table-cell>
          <table:table-cell table:style-name="ce16" table:formula="of:='L'*'oef'*3600*24/1E+036" office:value-type="float" office:value="1201.58022166486">
            <text:p>1201.6</text:p>
          </table:table-cell>
          <table:table-cell table:style-name="ce16" table:formula="of:='L'*'oef'*3600*24/1E+036" office:value-type="float" office:value="2060.32273948051">
            <text:p>2060.3</text:p>
          </table:table-cell>
          <table:table-cell table:style-name="ce16" table:formula="of:='L'*'oef'*3600*24/1E+036" office:value-type="float" office:value="801.053481109909">
            <text:p>801.1</text:p>
          </table:table-cell>
          <table:table-cell table:style-name="ce16" table:formula="of:='L'*'oef'*3600*24/1E+036" office:value-type="float" office:value="1737.23314117359">
            <text:p>1737.2</text:p>
          </table:table-cell>
          <table:table-cell table:style-name="ce16" table:formula="of:='L'*'oef'*3600*24/1E+036" office:value-type="float" office:value="1350.73552867512">
            <text:p>1350.7</text:p>
          </table:table-cell>
          <table:table-cell table:style-name="ce16" table:formula="of:='L'*'oef'*3600*24/1E+036" office:value-type="float" office:value="1257.58135428373">
            <text:p>1257.6</text:p>
          </table:table-cell>
          <table:table-cell table:style-name="ce16" table:formula="of:='L'*'oef'*3600*24/1E+036" office:value-type="float" office:value="696.250673693615">
            <text:p>696.3</text:p>
          </table:table-cell>
          <table:table-cell table:style-name="ce16" table:formula="of:='L'*'oef'*3600*24/1E+036" office:value-type="float" office:value="566.134859261004">
            <text:p>566.1</text:p>
          </table:table-cell>
          <table:table-cell table:style-name="ce16" table:formula="of:='L'*'oef'*3600*24/1E+036" office:value-type="float" office:value="411.378271435332">
            <text:p>411.4</text:p>
          </table:table-cell>
          <table:table-cell table:style-name="ce16" table:formula="of:='L'*'oef'*3600*24/1E+036" office:value-type="float" office:value="215.891969830645">
            <text:p>215.9</text:p>
          </table:table-cell>
          <table:table-cell table:style-name="ce16" table:formula="of:='L'*'oef'*3600*24/1E+036" office:value-type="float" office:value="1299.66792422808">
            <text:p>1299.7</text:p>
          </table:table-cell>
          <table:table-cell table:style-name="ce16" table:formula="of:='L'*'oef'*3600*24/1E+036" office:value-type="float" office:value="772.672284348067">
            <text:p>772.7</text:p>
          </table:table-cell>
          <table:table-cell table:style-name="ce16" table:formula="of:='L'*'oef'*3600*24/1E+036" office:value-type="float" office:value="1139.05339915175">
            <text:p>1139.1</text:p>
          </table:table-cell>
          <table:table-cell table:style-name="ce16" table:formula="of:='L'*'oef'*3600*24/1E+036" office:value-type="float" office:value="1268.49335853588">
            <text:p>1268.5</text:p>
          </table:table-cell>
          <table:table-cell table:style-name="ce16" table:formula="of:='L'*'oef'*3600*24/1E+036" office:value-type="float" office:value="1902.74003780382">
            <text:p>1902.7</text:p>
          </table:table-cell>
          <table:table-cell table:style-name="ce16" table:formula="of:='L'*'oef'*3600*24/1E+036" office:value-type="float" office:value="1104.67064594946">
            <text:p>1104.7</text:p>
          </table:table-cell>
          <table:table-cell table:style-name="ce16" table:formula="of:='L'*'oef'*3600*24/1E+036" office:value-type="float" office:value="1173.12691855788">
            <text:p>1173.1</text:p>
          </table:table-cell>
          <table:table-cell table:style-name="ce16" table:formula="of:='L'*'oef'*3600*24/1E+036" office:value-type="float" office:value="1117.35045632102">
            <text:p>1117.4</text:p>
          </table:table-cell>
          <table:table-cell table:style-name="ce16" table:formula="of:='L'*'oef'*3600*24/1E+036" office:value-type="float" office:value="1032.8934999906">
            <text:p>1032.9</text:p>
          </table:table-cell>
          <table:table-cell table:style-name="ce16" table:formula="of:='L'*'oef'*3600*24/1E+036" office:value-type="float" office:value="1091.96244401865">
            <text:p>1092.0</text:p>
          </table:table-cell>
          <table:table-cell table:style-name="ce16" table:formula="of:='L'*'oef'*3600*24/1E+036" office:value-type="float" office:value="1062.04327100324">
            <text:p>1062.0</text:p>
          </table:table-cell>
          <table:table-cell table:style-name="ce16" table:formula="of:='L'*'oef'*3600*24/1E+036" office:value-type="float" office:value="1082.04171461265">
            <text:p>1082.0</text:p>
          </table:table-cell>
          <table:table-cell table:style-name="ce16" table:formula="of:='L'*'oef'*3600*24/1E+036" office:value-type="float" office:value="1097.15508415559">
            <text:p>1097.2</text:p>
          </table:table-cell>
          <table:table-cell table:style-name="ce16" table:formula="of:='L'*'oef'*3600*24/1E+036" office:value-type="float" office:value="1657.45668083602">
            <text:p>1657.5</text:p>
          </table:table-cell>
          <table:table-cell table:style-name="ce16" table:formula="of:='L'*'oef'*3600*24/1E+036" office:value-type="float" office:value="1193.92053792175">
            <text:p>1193.9</text:p>
          </table:table-cell>
          <table:table-cell table:style-name="ce16" table:formula="of:='L'*'oef'*3600*24/1E+036" office:value-type="float" office:value="1882.37591107287">
            <text:p>1882.4</text:p>
          </table:table-cell>
          <table:table-cell table:style-name="ce16" table:formula="of:='L'*'oef'*3600*24/1E+036" office:value-type="float" office:value="1118.64184908187">
            <text:p>1118.6</text:p>
          </table:table-cell>
          <table:table-cell table:style-name="ce16" table:formula="of:='L'*'oef'*3600*24/1E+036" office:value-type="float" office:value="1807.44582565448">
            <text:p>1807.4</text:p>
          </table:table-cell>
          <table:table-cell table:style-name="ce16" table:formula="of:='L'*'oef'*3600*24/1E+036" office:value-type="float" office:value="1395.59601495694">
            <text:p>1395.6</text:p>
          </table:table-cell>
          <table:table-cell table:number-columns-repeated="980"/>
        </table:table-row>
        <table:table-row table:style-name="ro2">
          <table:table-cell table:number-columns-repeated="35"/>
          <table:table-cell table:formula="of:=[.AI38]*160*3600*24/1E+039" office:value-type="float" office:value="702.179253859576">
            <text:p>702.1792538596</text:p>
          </table:table-cell>
          <table:table-cell table:number-columns-repeated="985"/>
        </table:table-row>
        <table:table-row table:style-name="ro2">
          <table:table-cell table:number-columns-repeated="35"/>
          <table:table-cell table:formula="of:=[.AJ43]*(1-3/12)" office:value-type="float" office:value="526.634440394682">
            <text:p>526.6344403947</text:p>
          </table:table-cell>
          <table:table-cell table:number-columns-repeated="985"/>
        </table:table-row>
        <table:table-row table:style-name="ro2">
          <table:table-cell table:number-columns-repeated="35"/>
          <table:table-cell table:formula="of:=300/[.AJ44]" office:value-type="float" office:value="0.569655109861723">
            <text:p>0.5696551099</text:p>
          </table:table-cell>
          <table:table-cell table:number-columns-repeated="985"/>
        </table:table-row>
        <table:table-row table:style-name="ro2" table:number-rows-repeated="104853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1" number:min-integer-digits="1"/>
    </number:number-style>
    <number:number-style style:name="N138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 style:data-style-name="N2" text:time-value="0000-00-00T13:0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9T15:09:43</meta:creation-date>
    <dc:date>2013-09-04T09:05:15</dc:date>
    <meta:editing-duration>P1DT5H59M24S</meta:editing-duration>
    <meta:editing-cycles>25</meta:editing-cycles>
    <meta:generator>LibreOffice/4.0.2.2$Linux_X86_64 LibreOffice_project/400m0$Build-2</meta:generator>
    <meta:document-statistic meta:table-count="3" meta:cell-count="1572" meta:object-count="0"/>
  </office:meta>
</office:document-meta>
</file>